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1.54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59.75pt"/>
    </style:style>
    <style:style style:name="co5" style:family="table-column">
      <style:table-column-properties fo:break-before="auto" style:column-width="57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/>
    <style:style style:name="ce5" style:family="table-cell" style:parent-style-name="Default" style:data-style-name="N60">
      <style:table-cell-properties fo:background-color="#00ffff"/>
    </style:style>
    <style:style style:name="ce6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2 elements" table:style-name="ta1" table:print="false">
        <table:shapes>
          <draw:frame draw:z-index="0" draw:style-name="gr1" draw:text-style-name="P1" svg:width="453.51pt" svg:height="255.09pt" svg:x="581.58pt" svg:y="23.87pt">
            <draw:object draw:notify-on-update-of-ranges="'P2 elements'.B5:'P2 elements'.B20 'P2 elements'.C4:'P2 elements'.C4 'P2 elements'.C5:'P2 elements'.C20 'P2 elements'.B5:'P2 elements'.B26 'P2 elements'.D4:'P2 elements'.D4 'P2 elements'.D5:'P2 elements'.D26 'P2 elements'.B5:'P2 elements'.B20 'P2 elements'.F4:'P2 elements'.F4 'P2 elements'.F5:'P2 elements'.F20 'P2 elements'.B5:'P2 elements'.B20 'P2 elements'.E4:'P2 elements'.E4 'P2 elements'.E5:'P2 elements'.E20 'P2 elements'.B5:'P2 elements'.B20 'P2 elements'.H4:'P2 elements'.H4 'P2 elements'.H5:'P2 elements'.H20 'P2 elements'.B5:'P2 elements'.B20 'P2 elements'.I4:'P2 elements'.I4 'P2 elements'.I5:'P2 elements'.I20 'P2 elements'.B5:'P2 elements'.B20 'P2 elements'.J4:'P2 elements'.J4 'P2 elements'.J5:'P2 elements'.J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581.39pt" svg:y="294.66pt">
            <draw:object draw:notify-on-update-of-ranges="'P2 elements'.B31:'P2 elements'.B46 'P2 elements'.C30:'P2 elements'.C30 'P2 elements'.C31:'P2 elements'.C46 'P2 elements'.B31:'P2 elements'.B45 'P2 elements'.E30:'P2 elements'.E30 'P2 elements'.E31:'P2 elements'.E45 'P2 elements'.B31:'P2 elements'.B46 'P2 elements'.F30:'P2 elements'.F30 'P2 elements'.F31:'P2 elements'.F46 'P2 elements'.B31:'P2 elements'.B46 'P2 elements'.I30:'P2 elements'.I30 'P2 elements'.I31:'P2 elements'.I4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583.48pt" svg:y="563.3pt">
            <draw:object draw:notify-on-update-of-ranges="'P2 elements'.B57:'P2 elements'.B78 'P2 elements'.C56:'P2 elements'.C56 'P2 elements'.C57:'P2 elements'.C78 'P2 elements'.B57:'P2 elements'.B78 'P2 elements'.F56:'P2 elements'.F56 'P2 elements'.F57:'P2 elements'.F78 'P2 elements'.B57:'P2 elements'.B78 'P2 elements'.E56:'P2 elements'.E56 'P2 elements'.E57:'P2 elements'.E78 'P2 elements'.B57:'P2 elements'.B78 'P2 elements'.I56:'P2 elements'.I56 'P2 elements'.I57:'P2 elements'.I7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6" table:default-cell-style-name="Default"/>
        <table:table-row table:style-name="ro1">
          <table:table-cell/>
          <table:table-cell table:style-name="Default"/>
          <table:table-cell table:style-name="ce3" office:value-type="string" calcext:value-type="string">
            <text:p>UMFPACK</text:p>
          </table:table-cell>
          <table:table-cell table:style-name="ce3"/>
          <table:table-cell table:style-name="Default" table:number-columns-repeated="2"/>
          <table:table-cell/>
          <table:table-cell table:style-name="ce3" office:value-type="string" calcext:value-type="string">
            <text:p>no. of Gauss deg+2 in assembling, deg+2 in computing error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table:style-name="ce3" table:number-columns-repeated="3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solution</text:p>
          </table:table-cell>
          <table:table-cell table:number-columns-repeated="2" table:style-name="Default" office:value-type="string" calcext:value-type="string">
            <text:p>0</text:p>
          </table:table-cell>
          <table:table-cell table:style-name="Default"/>
          <table:table-cell table:style-name="Default" office:value-type="string" calcext:value-type="string">
            <text:p>0</text:p>
          </table:table-cell>
          <table:table-cell table:style-name="ce6" office:value-type="string" calcext:value-type="string" table:number-columns-spanned="4" table:number-rows-spanned="1">
            <text:p>Weak imposition </text:p>
          </table:table-cell>
          <table:covered-table-cell/>
          <table:covered-table-cell table:number-columns-repeated="2" table:style-name="Default" office:value-type="string" calcext:value-type="string">
            <text:p>0</text:p>
          </table:covered-table-cell>
          <table:table-cell/>
        </table:table-row>
        <table:table-row table:style-name="ro1">
          <table:table-cell office:value-type="string" calcext:value-type="string">
            <text:p>refinement level</text:p>
          </table:table-cell>
          <table:table-cell table:style-name="Default" office:value-type="string" calcext:value-type="string">
            <text:p>DOFS</text:p>
          </table:table-cell>
          <table:table-cell table:style-name="Default" office:value-type="string" calcext:value-type="string">
            <text:p>Strong</text:p>
          </table:table-cell>
          <table:table-cell table:style-name="Default" office:value-type="string" calcext:value-type="string">
            <text:p>eta=1e6</text:p>
          </table:table-cell>
          <table:table-cell table:style-name="Default" office:value-type="string" calcext:value-type="string">
            <text:p>eta=50</text:p>
          </table:table-cell>
          <table:table-cell table:style-name="Default" office:value-type="string" calcext:value-type="string">
            <text:p>eta=1000</text:p>
          </table:table-cell>
          <table:table-cell/>
          <table:table-cell table:style-name="Default" office:value-type="string" calcext:value-type="string">
            <text:p>eta=1</text:p>
          </table:table-cell>
          <table:table-cell table:style-name="Default" office:value-type="string" calcext:value-type="string">
            <text:p>eta=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([.A5]+1)+1" office:value-type="float" office:value="5" calcext:value-type="float">
            <text:p>5</text:p>
          </table:table-cell>
          <table:table-cell table:number-columns-repeated="2" office:value-type="float" office:value="0.00187501" calcext:value-type="float">
            <text:p>1.88E-003</text:p>
          </table:table-cell>
          <table:table-cell office:value-type="float" office:value="0.00192052" calcext:value-type="float">
            <text:p>1.92E-003</text:p>
          </table:table-cell>
          <table:table-cell office:value-type="float" office:value="0.00187512" calcext:value-type="float">
            <text:p>1.88E-003</text:p>
          </table:table-cell>
          <table:table-cell/>
          <table:table-cell office:value-type="float" office:value="0.0188686" calcext:value-type="float">
            <text:p>1.89E-002</text:p>
          </table:table-cell>
          <table:table-cell office:value-type="float" office:value="0.0159832" calcext:value-type="float">
            <text:p>1.60E-002</text:p>
          </table:table-cell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([.A6]+1)+1" office:value-type="float" office:value="9" calcext:value-type="float">
            <text:p>9</text:p>
          </table:table-cell>
          <table:table-cell table:number-columns-repeated="2" office:value-type="float" office:value="0.000241494" calcext:value-type="float">
            <text:p>2.41E-004</text:p>
          </table:table-cell>
          <table:table-cell office:value-type="float" office:value="0.000281477" calcext:value-type="float">
            <text:p>2.81E-004</text:p>
          </table:table-cell>
          <table:table-cell office:value-type="float" office:value="0.000241596" calcext:value-type="float">
            <text:p>2.42E-004</text:p>
          </table:table-cell>
          <table:table-cell/>
          <table:table-cell office:value-type="float" office:value="0.00250327" calcext:value-type="float">
            <text:p>2.50E-003</text:p>
          </table:table-cell>
          <table:table-cell office:value-type="float" office:value="0.00240347" calcext:value-type="float">
            <text:p>2.40E-003</text:p>
          </table:table-cell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([.A7]+1)+1" office:value-type="float" office:value="17" calcext:value-type="float">
            <text:p>17</text:p>
          </table:table-cell>
          <table:table-cell table:number-columns-repeated="2" office:value-type="float" office:value="0.0000304235" calcext:value-type="float">
            <text:p>3.04E-005</text:p>
          </table:table-cell>
          <table:table-cell office:value-type="float" office:value="0.0000521404" calcext:value-type="float">
            <text:p>5.21E-005</text:p>
          </table:table-cell>
          <table:table-cell office:value-type="float" office:value="0.0000304823" calcext:value-type="float">
            <text:p>3.05E-005</text:p>
          </table:table-cell>
          <table:table-cell/>
          <table:table-cell office:value-type="float" office:value="0.000316857" calcext:value-type="float">
            <text:p>3.17E-004</text:p>
          </table:table-cell>
          <table:table-cell office:value-type="float" office:value="0.000313657" calcext:value-type="float">
            <text:p>3.14E-004</text:p>
          </table:table-cell>
          <table:table-cell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([.A8]+1)+1" office:value-type="float" office:value="33" calcext:value-type="float">
            <text:p>33</text:p>
          </table:table-cell>
          <table:table-cell table:number-columns-repeated="2" office:value-type="float" office:value="0.00000381036" calcext:value-type="float">
            <text:p>3.81E-006</text:p>
          </table:table-cell>
          <table:table-cell office:value-type="float" office:value="0.0000152" calcext:value-type="float">
            <text:p>1.52E-005</text:p>
          </table:table-cell>
          <table:table-cell office:value-type="float" office:value="0.00000384091" calcext:value-type="float">
            <text:p>3.84E-006</text:p>
          </table:table-cell>
          <table:table-cell/>
          <table:table-cell office:value-type="float" office:value="0.0000397335" calcext:value-type="float">
            <text:p>3.97E-005</text:p>
          </table:table-cell>
          <table:table-cell office:value-type="float" office:value="0.0000396328" calcext:value-type="float">
            <text:p>3.96E-005</text:p>
          </table:table-cell>
          <table:table-cell table:style-name="ce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([.A9]+1)+1" office:value-type="float" office:value="65" calcext:value-type="float">
            <text:p>65</text:p>
          </table:table-cell>
          <table:table-cell table:number-columns-repeated="2" office:value-type="float" office:value="0.000000476527" calcext:value-type="float">
            <text:p>4.77E-007</text:p>
          </table:table-cell>
          <table:table-cell office:value-type="float" office:value="0.0000159897" calcext:value-type="float">
            <text:p>1.60E-005</text:p>
          </table:table-cell>
          <table:table-cell office:value-type="float" office:value="0.000000491912" calcext:value-type="float">
            <text:p>4.92E-007</text:p>
          </table:table-cell>
          <table:table-cell/>
          <table:table-cell office:value-type="float" office:value="0.00000497145" calcext:value-type="float">
            <text:p>4.97E-006</text:p>
          </table:table-cell>
          <table:table-cell office:value-type="float" office:value="0.0000049683" calcext:value-type="float">
            <text:p>4.97E-006</text:p>
          </table:table-cell>
          <table:table-cell table:style-name="ce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([.A10]+1)+1" office:value-type="float" office:value="129" calcext:value-type="float">
            <text:p>129</text:p>
          </table:table-cell>
          <table:table-cell table:number-columns-repeated="2" office:value-type="float" office:value="0.0000000595731" calcext:value-type="float">
            <text:p>5.96E-008</text:p>
          </table:table-cell>
          <table:table-cell office:value-type="float" office:value="0.000000996252" calcext:value-type="float">
            <text:p>9.96E-007</text:p>
          </table:table-cell>
          <table:table-cell office:value-type="float" office:value="0.0000000671574" calcext:value-type="float">
            <text:p>6.72E-008</text:p>
          </table:table-cell>
          <table:table-cell/>
          <table:table-cell office:value-type="float" office:value="0.000000621641" calcext:value-type="float">
            <text:p>6.22E-007</text:p>
          </table:table-cell>
          <table:table-cell office:value-type="float" office:value="0.000000621542" calcext:value-type="float">
            <text:p>6.22E-007</text:p>
          </table:table-cell>
          <table:table-cell table:style-name="ce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([.A11]+1)+1" office:value-type="float" office:value="257" calcext:value-type="float">
            <text:p>257</text:p>
          </table:table-cell>
          <table:table-cell office:value-type="float" office:value="0.00000000744685" calcext:value-type="float">
            <text:p>7.45E-009</text:p>
          </table:table-cell>
          <table:table-cell office:value-type="float" office:value="0.00000000744686" calcext:value-type="float">
            <text:p>7.45E-009</text:p>
          </table:table-cell>
          <table:table-cell office:value-type="float" office:value="0.0000000861397" calcext:value-type="float">
            <text:p>8.61E-008</text:p>
          </table:table-cell>
          <table:table-cell office:value-type="float" office:value="0.0000000110641" calcext:value-type="float">
            <text:p>1.11E-008</text:p>
          </table:table-cell>
          <table:table-cell/>
          <table:table-cell office:value-type="float" office:value="0.0000000777145" calcext:value-type="float">
            <text:p>7.77E-008</text:p>
          </table:table-cell>
          <table:table-cell office:value-type="float" office:value="0.0000000777114" calcext:value-type="float">
            <text:p>7.77E-008</text:p>
          </table:table-cell>
          <table:table-cell table:style-name="ce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([.A12]+1)+1" office:value-type="float" office:value="513" calcext:value-type="float">
            <text:p>513</text:p>
          </table:table-cell>
          <table:table-cell office:value-type="float" office:value="0.000000000930863" calcext:value-type="float">
            <text:p>9.31E-010</text:p>
          </table:table-cell>
          <table:table-cell office:value-type="float" office:value="0.000000000930865" calcext:value-type="float">
            <text:p>9.31E-010</text:p>
          </table:table-cell>
          <table:table-cell office:value-type="float" office:value="0.00000000995663" calcext:value-type="float">
            <text:p>9.96E-009</text:p>
          </table:table-cell>
          <table:table-cell office:value-type="float" office:value="0.0000000026748" calcext:value-type="float">
            <text:p>2.67E-009</text:p>
          </table:table-cell>
          <table:table-cell/>
          <table:table-cell office:value-type="float" office:value="0.00000000971051" calcext:value-type="float">
            <text:p>9.71E-009</text:p>
          </table:table-cell>
          <table:table-cell office:value-type="float" office:value="0.00000000971041" calcext:value-type="float">
            <text:p>9.71E-009</text:p>
          </table:table-cell>
          <table:table-cell table:style-name="ce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([.A13]+1)+1" office:value-type="float" office:value="1025" calcext:value-type="float">
            <text:p>1025</text:p>
          </table:table-cell>
          <table:table-cell office:value-type="float" office:value="0.000000000118012" calcext:value-type="float">
            <text:p>1.18E-010</text:p>
          </table:table-cell>
          <table:table-cell office:value-type="float" office:value="0.000000000118013" calcext:value-type="float">
            <text:p>1.18E-010</text:p>
          </table:table-cell>
          <table:table-cell office:value-type="float" office:value="0.00000000120402" calcext:value-type="float">
            <text:p>1.20E-009</text:p>
          </table:table-cell>
          <table:table-cell office:value-type="float" office:value="0.00000000140041" calcext:value-type="float">
            <text:p>1.40E-009</text:p>
          </table:table-cell>
          <table:table-cell/>
          <table:table-cell office:value-type="float" office:value="0.00000000119644" calcext:value-type="float">
            <text:p>1.20E-009</text:p>
          </table:table-cell>
          <table:table-cell office:value-type="float" office:value="0.00000000119643" calcext:value-type="float">
            <text:p>1.20E-009</text:p>
          </table:table-cell>
          <table:table-cell table:style-name="ce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([.A14]+1)+1" office:value-type="float" office:value="2049" calcext:value-type="float">
            <text:p>2049</text:p>
          </table:table-cell>
          <table:table-cell office:value-type="float" office:value="0.0000000000810555" calcext:value-type="float">
            <text:p>8.11E-011</text:p>
          </table:table-cell>
          <table:table-cell office:value-type="float" office:value="0.0000000000810557" calcext:value-type="float">
            <text:p>8.11E-011</text:p>
          </table:table-cell>
          <table:table-cell office:value-type="float" office:value="0.0000000000865685" calcext:value-type="float">
            <text:p>8.66E-011</text:p>
          </table:table-cell>
          <table:table-cell office:value-type="float" office:value="0.000000000290678" calcext:value-type="float">
            <text:p>2.91E-010</text:p>
          </table:table-cell>
          <table:table-cell/>
          <table:table-cell office:value-type="float" office:value="0.0000000000863219" calcext:value-type="float">
            <text:p>8.63E-011</text:p>
          </table:table-cell>
          <table:table-cell office:value-type="float" office:value="0.0000000000863206" calcext:value-type="float">
            <text:p>8.63E-011</text:p>
          </table:table-cell>
          <table:table-cell table:style-name="ce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([.A15]+1)+1" office:value-type="float" office:value="4097" calcext:value-type="float">
            <text:p>4097</text:p>
          </table:table-cell>
          <table:table-cell table:style-name="ce5" office:value-type="float" office:value="0.000000000318138" calcext:value-type="float">
            <text:p>3.18E-010</text:p>
          </table:table-cell>
          <table:table-cell table:style-name="ce5" office:value-type="float" office:value="0.000000000318137" calcext:value-type="float">
            <text:p>3.18E-010</text:p>
          </table:table-cell>
          <table:table-cell table:style-name="ce5" office:value-type="float" office:value="0.000000000301031" calcext:value-type="float">
            <text:p>3.01E-010</text:p>
          </table:table-cell>
          <table:table-cell table:style-name="ce5" office:value-type="float" office:value="0.000000000298441" calcext:value-type="float">
            <text:p>2.98E-010</text:p>
          </table:table-cell>
          <table:table-cell/>
          <table:table-cell table:style-name="ce5" office:value-type="float" office:value="0.000000000301037" calcext:value-type="float">
            <text:p>3.01E-010</text:p>
          </table:table-cell>
          <table:table-cell table:style-name="ce5" office:value-type="float" office:value="0.000000000301039" calcext:value-type="float">
            <text:p>3.01E-010</text:p>
          </table:table-cell>
          <table:table-cell table:style-name="ce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([.A16]+1)+1" office:value-type="float" office:value="8193" calcext:value-type="float">
            <text:p>8193</text:p>
          </table:table-cell>
          <table:table-cell office:value-type="float" office:value="0.00000000126723" calcext:value-type="float">
            <text:p>1.27E-009</text:p>
          </table:table-cell>
          <table:table-cell office:value-type="float" office:value="0.00000000126724" calcext:value-type="float">
            <text:p>1.27E-009</text:p>
          </table:table-cell>
          <table:table-cell office:value-type="float" office:value="0.00000000126508" calcext:value-type="float">
            <text:p>1.27E-009</text:p>
          </table:table-cell>
          <table:table-cell office:value-type="float" office:value="0.00000000126501" calcext:value-type="float">
            <text:p>1.27E-009</text:p>
          </table:table-cell>
          <table:table-cell/>
          <table:table-cell table:number-columns-repeated="2" office:value-type="float" office:value="0.00000000126508" calcext:value-type="float">
            <text:p>1.27E-009</text:p>
          </table:table-cell>
          <table:table-cell table:style-name="ce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([.A17]+1)+1" office:value-type="float" office:value="16385" calcext:value-type="float">
            <text:p>16385</text:p>
          </table:table-cell>
          <table:table-cell office:value-type="float" office:value="0.00000000297019" calcext:value-type="float">
            <text:p>2.97E-009</text:p>
          </table:table-cell>
          <table:table-cell office:value-type="float" office:value="0.00000000508327" calcext:value-type="float">
            <text:p>5.08E-009</text:p>
          </table:table-cell>
          <table:table-cell table:number-columns-repeated="2" office:value-type="float" office:value="0.000000005083" calcext:value-type="float">
            <text:p>5.08E-009</text:p>
          </table:table-cell>
          <table:table-cell/>
          <table:table-cell table:number-columns-repeated="2" office:value-type="float" office:value="0.000000005083" calcext:value-type="float">
            <text:p>5.08E-00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([.A18]+1)+1" office:value-type="float" office:value="32769" calcext:value-type="float">
            <text:p>32769</text:p>
          </table:table-cell>
          <table:table-cell table:number-columns-repeated="4" office:value-type="float" office:value="0.0000000203889" calcext:value-type="float">
            <text:p>2.04E-008</text:p>
          </table:table-cell>
          <table:table-cell/>
          <table:table-cell table:number-columns-repeated="2" office:value-type="float" office:value="0.0000000203889" calcext:value-type="float">
            <text:p>2.04E-00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([.A19]+1)+1" office:value-type="float" office:value="65537" calcext:value-type="float">
            <text:p>65537</text:p>
          </table:table-cell>
          <table:table-cell table:number-columns-repeated="4" office:value-type="float" office:value="0.0000000812291" calcext:value-type="float">
            <text:p>8.12E-008</text:p>
          </table:table-cell>
          <table:table-cell/>
          <table:table-cell table:number-columns-repeated="2" office:value-type="float" office:value="0.0000000812291" calcext:value-type="float">
            <text:p>8.12E-00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([.A20]+1)+1" office:value-type="float" office:value="131073" calcext:value-type="float">
            <text:p>131073</text:p>
          </table:table-cell>
          <table:table-cell table:number-columns-repeated="4" office:value-type="float" office:value="0.000000324655" calcext:value-type="float">
            <text:p>3.25E-007</text:p>
          </table:table-cell>
          <table:table-cell/>
          <table:table-cell table:number-columns-repeated="2" office:value-type="float" office:value="0.000000324655" calcext:value-type="float">
            <text:p>3.25E-00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([.A21]+1)+1" office:value-type="float" office:value="262145" calcext:value-type="float">
            <text:p>262145</text:p>
          </table:table-cell>
          <table:table-cell office:value-type="float" office:value="0.00000129934" calcext:value-type="float">
            <text:p>1.30E-006</text:p>
          </table:table-cell>
          <table:table-cell office:value-type="float" office:value="0.000000770636" calcext:value-type="float">
            <text:p>7.71E-007</text:p>
          </table:table-cell>
          <table:table-cell table:number-columns-repeated="2" office:value-type="float" office:value="0.00000129934" calcext:value-type="float">
            <text:p>1.30E-006</text:p>
          </table:table-cell>
          <table:table-cell/>
          <table:table-cell table:number-columns-repeated="2" office:value-type="float" office:value="0.00000129934" calcext:value-type="float">
            <text:p>1.30E-00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([.A22]+1)+1" office:value-type="float" office:value="524289" calcext:value-type="float">
            <text:p>524289</text:p>
          </table:table-cell>
          <table:table-cell table:number-columns-repeated="4" office:value-type="float" office:value="0.0000052066" calcext:value-type="float">
            <text:p>5.21E-006</text:p>
          </table:table-cell>
          <table:table-cell/>
          <table:table-cell table:number-columns-repeated="2" office:value-type="float" office:value="0.0000052066" calcext:value-type="float">
            <text:p>5.21E-00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([.A23]+1)+1" office:value-type="float" office:value="1048577" calcext:value-type="float">
            <text:p>1048577</text:p>
          </table:table-cell>
          <table:table-cell table:number-columns-repeated="4" office:value-type="float" office:value="0.000021073" calcext:value-type="float">
            <text:p>2.11E-005</text:p>
          </table:table-cell>
          <table:table-cell/>
          <table:table-cell table:number-columns-repeated="2" office:value-type="float" office:value="0.000021073" calcext:value-type="float">
            <text:p>2.11E-00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^([.A24]+1)+1" office:value-type="float" office:value="2097153" calcext:value-type="float">
            <text:p>2097153</text:p>
          </table:table-cell>
          <table:table-cell table:number-columns-repeated="3" office:value-type="float" office:value="0.0000839242" calcext:value-type="float">
            <text:p>8.39E-005</text:p>
          </table:table-cell>
          <table:table-cell office:value-type="float" office:value="0.0000498019" calcext:value-type="float">
            <text:p>4.98E-005</text:p>
          </table:table-cell>
          <table:table-cell/>
          <table:table-cell table:number-columns-repeated="2" office:value-type="float" office:value="0.0000839242" calcext:value-type="float">
            <text:p>8.39E-00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([.A25]+1)+1" office:value-type="float" office:value="4194305" calcext:value-type="float">
            <text:p>4194305</text:p>
          </table:table-cell>
          <table:table-cell office:value-type="float" office:value="0.000334311" calcext:value-type="float">
            <text:p>3.34E-004</text:p>
          </table:table-cell>
          <table:table-cell office:value-type="float" office:value="0" calcext:value-type="float">
            <text:p>0.00E+000</text:p>
          </table:table-cell>
          <table:table-cell table:number-columns-repeated="2" office:value-type="float" office:value="0.000334311" calcext:value-type="float">
            <text:p>3.34E-004</text:p>
          </table:table-cell>
          <table:table-cell/>
          <table:table-cell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^([.A26]+1)+1" office:value-type="float" office:value="8388609" calcext:value-type="float">
            <text:p>8388609</text:p>
          </table:table-cell>
          <table:table-cell office:value-type="float" office:value="0.00133639" calcext:value-type="float">
            <text:p>1.34E-003</text:p>
          </table:table-cell>
          <table:table-cell office:value-type="float" office:value="0" calcext:value-type="float">
            <text:p>0.00E+000</text:p>
          </table:table-cell>
          <table:table-cell table:number-columns-repeated="2" office:value-type="float" office:value="0.00133639" calcext:value-type="float">
            <text:p>1.34E-003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gradient</text:p>
          </table:table-cell>
          <table:table-cell table:number-columns-repeated="2" table:style-name="Default" office:value-type="string" calcext:value-type="string">
            <text:p>0</text:p>
          </table:table-cell>
          <table:table-cell table:style-name="Default"/>
          <table:table-cell table:style-name="Default" office:value-type="string" calcext:value-type="string">
            <text:p>0</text:p>
          </table:table-cell>
          <table:table-cell table:style-name="ce6" office:value-type="string" calcext:value-type="string" table:number-columns-spanned="4" table:number-rows-spanned="1">
            <text:p>Weak imposition </text:p>
          </table:table-cell>
          <table:covered-table-cell/>
          <table:covered-table-cell table:number-columns-repeated="2" table:style-name="Default" office:value-type="string" calcext:value-type="string">
            <text:p>0</text:p>
          </table:covered-table-cell>
          <table:table-cell/>
        </table:table-row>
        <table:table-row table:style-name="ro1">
          <table:table-cell office:value-type="string" calcext:value-type="string">
            <text:p>refinement level</text:p>
          </table:table-cell>
          <table:table-cell table:style-name="Default" office:value-type="string" calcext:value-type="string">
            <text:p>DOFS</text:p>
          </table:table-cell>
          <table:table-cell table:style-name="Default" office:value-type="string" calcext:value-type="string">
            <text:p>Strong</text:p>
          </table:table-cell>
          <table:table-cell table:style-name="Default" office:value-type="string" calcext:value-type="string">
            <text:p>eta=1e6</text:p>
          </table:table-cell>
          <table:table-cell table:style-name="Default" office:value-type="string" calcext:value-type="string">
            <text:p>eta=50</text:p>
          </table:table-cell>
          <table:table-cell table:style-name="Default" office:value-type="string" calcext:value-type="string">
            <text:p>eta=1000</text:p>
          </table:table-cell>
          <table:table-cell/>
          <table:table-cell table:style-name="Default" office:value-type="string" calcext:value-type="string">
            <text:p>eta=1</text:p>
          </table:table-cell>
          <table:table-cell table:style-name="Default" office:value-type="string" calcext:value-type="string">
            <text:p>eta=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([.A31]+1)+1" office:value-type="float" office:value="5" calcext:value-type="float">
            <text:p>5</text:p>
          </table:table-cell>
          <table:table-cell table:number-columns-repeated="2" office:value-type="float" office:value="0.0243316" calcext:value-type="float">
            <text:p>2.43E-002</text:p>
          </table:table-cell>
          <table:table-cell office:value-type="float" office:value="0.0243874" calcext:value-type="float">
            <text:p>2.44E-002</text:p>
          </table:table-cell>
          <table:table-cell office:value-type="float" office:value="0.0243318" calcext:value-type="float">
            <text:p>2.43E-002</text:p>
          </table:table-cell>
          <table:table-cell/>
          <table:table-cell office:value-type="float" office:value="0.045323" calcext:value-type="float">
            <text:p>4.53E-002</text:p>
          </table:table-cell>
          <table:table-cell office:value-type="float" office:value="0.0392268" calcext:value-type="float">
            <text:p>3.92E-0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([.A32]+1)+1" office:value-type="float" office:value="9" calcext:value-type="float">
            <text:p>9</text:p>
          </table:table-cell>
          <table:table-cell table:number-columns-repeated="2" office:value-type="float" office:value="0.00626233" calcext:value-type="float">
            <text:p>6.26E-003</text:p>
          </table:table-cell>
          <table:table-cell office:value-type="float" office:value="0.00630381" calcext:value-type="float">
            <text:p>6.30E-003</text:p>
          </table:table-cell>
          <table:table-cell office:value-type="float" office:value="0.00626243" calcext:value-type="float">
            <text:p>6.26E-003</text:p>
          </table:table-cell>
          <table:table-cell/>
          <table:table-cell office:value-type="float" office:value="0.00940513" calcext:value-type="float">
            <text:p>9.41E-003</text:p>
          </table:table-cell>
          <table:table-cell office:value-type="float" office:value="0.00913775" calcext:value-type="float">
            <text:p>9.14E-0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([.A33]+1)+1" office:value-type="float" office:value="17" calcext:value-type="float">
            <text:p>17</text:p>
          </table:table-cell>
          <table:table-cell table:number-columns-repeated="2" office:value-type="float" office:value="0.00157747" calcext:value-type="float">
            <text:p>1.58E-003</text:p>
          </table:table-cell>
          <table:table-cell office:value-type="float" office:value="0.00160266" calcext:value-type="float">
            <text:p>1.60E-003</text:p>
          </table:table-cell>
          <table:table-cell office:value-type="float" office:value="0.00157752" calcext:value-type="float">
            <text:p>1.58E-003</text:p>
          </table:table-cell>
          <table:table-cell/>
          <table:table-cell office:value-type="float" office:value="0.00201574" calcext:value-type="float">
            <text:p>2.02E-003</text:p>
          </table:table-cell>
          <table:table-cell office:value-type="float" office:value="0.00200554" calcext:value-type="float">
            <text:p>2.01E-0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([.A34]+1)+1" office:value-type="float" office:value="33" calcext:value-type="float">
            <text:p>33</text:p>
          </table:table-cell>
          <table:table-cell table:number-columns-repeated="2" office:value-type="float" office:value="0.000395111" calcext:value-type="float">
            <text:p>3.95E-004</text:p>
          </table:table-cell>
          <table:table-cell office:value-type="float" office:value="0.000414726" calcext:value-type="float">
            <text:p>4.15E-004</text:p>
          </table:table-cell>
          <table:table-cell office:value-type="float" office:value="0.00039514" calcext:value-type="float">
            <text:p>3.95E-004</text:p>
          </table:table-cell>
          <table:table-cell/>
          <table:table-cell office:value-type="float" office:value="0.000453683" calcext:value-type="float">
            <text:p>4.54E-004</text:p>
          </table:table-cell>
          <table:table-cell office:value-type="float" office:value="0.000453322" calcext:value-type="float">
            <text:p>4.53E-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([.A35]+1)+1" office:value-type="float" office:value="65" calcext:value-type="float">
            <text:p>65</text:p>
          </table:table-cell>
          <table:table-cell table:number-columns-repeated="2" office:value-type="float" office:value="0.0000988244" calcext:value-type="float">
            <text:p>9.88E-005</text:p>
          </table:table-cell>
          <table:table-cell office:value-type="float" office:value="0.000190563" calcext:value-type="float">
            <text:p>1.91E-004</text:p>
          </table:table-cell>
          <table:table-cell office:value-type="float" office:value="0.0000988388" calcext:value-type="float">
            <text:p>9.88E-005</text:p>
          </table:table-cell>
          <table:table-cell/>
          <table:table-cell office:value-type="float" office:value="0.000106431" calcext:value-type="float">
            <text:p>1.06E-004</text:p>
          </table:table-cell>
          <table:table-cell office:value-type="float" office:value="0.000106419" calcext:value-type="float">
            <text:p>1.06E-0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([.A36]+1)+1" office:value-type="float" office:value="129" calcext:value-type="float">
            <text:p>129</text:p>
          </table:table-cell>
          <table:table-cell table:number-columns-repeated="2" office:value-type="float" office:value="0.000024709" calcext:value-type="float">
            <text:p>2.47E-005</text:p>
          </table:table-cell>
          <table:table-cell office:value-type="float" office:value="0.0000276196" calcext:value-type="float">
            <text:p>2.76E-005</text:p>
          </table:table-cell>
          <table:table-cell office:value-type="float" office:value="0.0000247164" calcext:value-type="float">
            <text:p>2.47E-005</text:p>
          </table:table-cell>
          <table:table-cell/>
          <table:table-cell office:value-type="float" office:value="0.0000256797" calcext:value-type="float">
            <text:p>2.57E-005</text:p>
          </table:table-cell>
          <table:table-cell office:value-type="float" office:value="0.0000256793" calcext:value-type="float">
            <text:p>2.57E-0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([.A37]+1)+1" office:value-type="float" office:value="257" calcext:value-type="float">
            <text:p>257</text:p>
          </table:table-cell>
          <table:table-cell table:number-columns-repeated="2" office:value-type="float" office:value="0.00000617743" calcext:value-type="float">
            <text:p>6.18E-006</text:p>
          </table:table-cell>
          <table:table-cell office:value-type="float" office:value="0.00000633632" calcext:value-type="float">
            <text:p>6.34E-006</text:p>
          </table:table-cell>
          <table:table-cell office:value-type="float" office:value="0.00000618137" calcext:value-type="float">
            <text:p>6.18E-006</text:p>
          </table:table-cell>
          <table:table-cell/>
          <table:table-cell office:value-type="float" office:value="0.00000630009" calcext:value-type="float">
            <text:p>6.30E-006</text:p>
          </table:table-cell>
          <table:table-cell office:value-type="float" office:value="0.00000630007" calcext:value-type="float">
            <text:p>6.30E-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([.A38]+1)+1" office:value-type="float" office:value="513" calcext:value-type="float">
            <text:p>513</text:p>
          </table:table-cell>
          <table:table-cell table:number-columns-repeated="2" office:value-type="float" office:value="0.00000154437" calcext:value-type="float">
            <text:p>1.54E-006</text:p>
          </table:table-cell>
          <table:table-cell office:value-type="float" office:value="0.00000156081" calcext:value-type="float">
            <text:p>1.56E-006</text:p>
          </table:table-cell>
          <table:table-cell office:value-type="float" office:value="0.00000154695" calcext:value-type="float">
            <text:p>1.55E-006</text:p>
          </table:table-cell>
          <table:table-cell/>
          <table:table-cell table:number-columns-repeated="2" office:value-type="float" office:value="0.00000155979" calcext:value-type="float">
            <text:p>1.56E-0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([.A39]+1)+1" office:value-type="float" office:value="1025" calcext:value-type="float">
            <text:p>1025</text:p>
          </table:table-cell>
          <table:table-cell table:number-columns-repeated="2" office:value-type="float" office:value="0.000000386093" calcext:value-type="float">
            <text:p>3.86E-007</text:p>
          </table:table-cell>
          <table:table-cell office:value-type="float" office:value="0.000000388056" calcext:value-type="float">
            <text:p>3.88E-007</text:p>
          </table:table-cell>
          <table:table-cell office:value-type="float" office:value="0.000000390708" calcext:value-type="float">
            <text:p>3.91E-007</text:p>
          </table:table-cell>
          <table:table-cell/>
          <table:table-cell table:number-columns-repeated="2" office:value-type="float" office:value="0.000000388025" calcext:value-type="float">
            <text:p>3.88E-0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([.A40]+1)+1" office:value-type="float" office:value="2049" calcext:value-type="float">
            <text:p>2049</text:p>
          </table:table-cell>
          <table:table-cell table:number-columns-repeated="2" office:value-type="float" office:value="0.0000000965236" calcext:value-type="float">
            <text:p>9.65E-008</text:p>
          </table:table-cell>
          <table:table-cell office:value-type="float" office:value="0.0000000967658" calcext:value-type="float">
            <text:p>9.68E-008</text:p>
          </table:table-cell>
          <table:table-cell office:value-type="float" office:value="0.0000000982387" calcext:value-type="float">
            <text:p>9.82E-008</text:p>
          </table:table-cell>
          <table:table-cell/>
          <table:table-cell table:number-columns-repeated="2" office:value-type="float" office:value="0.0000000967649" calcext:value-type="float">
            <text:p>9.68E-00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([.A41]+1)+1" office:value-type="float" office:value="4097" calcext:value-type="float">
            <text:p>4097</text:p>
          </table:table-cell>
          <table:table-cell table:number-columns-repeated="2" office:value-type="float" office:value="0.0000000241517" calcext:value-type="float">
            <text:p>2.42E-008</text:p>
          </table:table-cell>
          <table:table-cell office:value-type="float" office:value="0.0000000241806" calcext:value-type="float">
            <text:p>2.42E-008</text:p>
          </table:table-cell>
          <table:table-cell office:value-type="float" office:value="0.0000000241959" calcext:value-type="float">
            <text:p>2.42E-008</text:p>
          </table:table-cell>
          <table:table-cell/>
          <table:table-cell table:number-columns-repeated="2" office:value-type="float" office:value="0.0000000241806" calcext:value-type="float">
            <text:p>2.42E-00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([.A42]+1)+1" office:value-type="float" office:value="8193" calcext:value-type="float">
            <text:p>8193</text:p>
          </table:table-cell>
          <table:table-cell office:value-type="float" office:value="0.0000000072379" calcext:value-type="float">
            <text:p>7.24E-009</text:p>
          </table:table-cell>
          <table:table-cell office:value-type="float" office:value="0.00000000723791" calcext:value-type="float">
            <text:p>7.24E-009</text:p>
          </table:table-cell>
          <table:table-cell office:value-type="float" office:value="0.00000000723886" calcext:value-type="float">
            <text:p>7.24E-009</text:p>
          </table:table-cell>
          <table:table-cell office:value-type="float" office:value="0.00000000723913" calcext:value-type="float">
            <text:p>7.24E-009</text:p>
          </table:table-cell>
          <table:table-cell/>
          <table:table-cell table:number-columns-repeated="2" office:value-type="float" office:value="0.00000000723886" calcext:value-type="float">
            <text:p>7.24E-00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([.A43]+1)+1" office:value-type="float" office:value="16385" calcext:value-type="float">
            <text:p>16385</text:p>
          </table:table-cell>
          <table:table-cell office:value-type="float" office:value="0.00000000949349" calcext:value-type="float">
            <text:p>9.49E-009</text:p>
          </table:table-cell>
          <table:table-cell office:value-type="float" office:value="0.000000016113" calcext:value-type="float">
            <text:p>1.61E-008</text:p>
          </table:table-cell>
          <table:table-cell table:number-columns-repeated="2" office:value-type="float" office:value="0.0000000161126" calcext:value-type="float">
            <text:p>1.61E-008</text:p>
          </table:table-cell>
          <table:table-cell/>
          <table:table-cell table:number-columns-repeated="2" office:value-type="float" office:value="0.0000000161126" calcext:value-type="float">
            <text:p>1.61E-00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([.A44]+1)+1" office:value-type="float" office:value="32769" calcext:value-type="float">
            <text:p>32769</text:p>
          </table:table-cell>
          <table:table-cell office:value-type="float" office:value="0.0000000643356" calcext:value-type="float">
            <text:p>6.43E-008</text:p>
          </table:table-cell>
          <table:table-cell office:value-type="float" office:value="0.0000000643357" calcext:value-type="float">
            <text:p>6.43E-008</text:p>
          </table:table-cell>
          <table:table-cell table:number-columns-repeated="2" office:value-type="float" office:value="0.0000000643356" calcext:value-type="float">
            <text:p>6.43E-008</text:p>
          </table:table-cell>
          <table:table-cell/>
          <table:table-cell table:number-columns-repeated="2" office:value-type="float" office:value="0.0000000643356" calcext:value-type="float">
            <text:p>6.43E-00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([.A45]+1)+1" office:value-type="float" office:value="65537" calcext:value-type="float">
            <text:p>65537</text:p>
          </table:table-cell>
          <table:table-cell table:number-columns-repeated="4" office:value-type="float" office:value="0.000000256334" calcext:value-type="float">
            <text:p>2.56E-007</text:p>
          </table:table-cell>
          <table:table-cell/>
          <table:table-cell table:number-columns-repeated="2" office:value-type="float" office:value="0.000000256334" calcext:value-type="float">
            <text:p>2.56E-00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([.A46]+1)+1" office:value-type="float" office:value="131073" calcext:value-type="float">
            <text:p>131073</text:p>
          </table:table-cell>
          <table:table-cell table:number-columns-repeated="4" office:value-type="float" office:value="0.00000102455" calcext:value-type="float">
            <text:p>1.02E-006</text:p>
          </table:table-cell>
          <table:table-cell/>
          <table:table-cell table:number-columns-repeated="2" office:value-type="float" office:value="0.00000102455" calcext:value-type="float">
            <text:p>1.02E-00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([.A47]+1)+1" office:value-type="float" office:value="262145" calcext:value-type="float">
            <text:p>262145</text:p>
          </table:table-cell>
          <table:table-cell office:value-type="float" office:value="0.00000410026" calcext:value-type="float">
            <text:p>4.10E-006</text:p>
          </table:table-cell>
          <table:table-cell office:value-type="float" office:value="0.00000243191" calcext:value-type="float">
            <text:p>2.43E-006</text:p>
          </table:table-cell>
          <table:table-cell table:number-columns-repeated="2" office:value-type="float" office:value="0.00000410026" calcext:value-type="float">
            <text:p>4.10E-006</text:p>
          </table:table-cell>
          <table:table-cell/>
          <table:table-cell table:number-columns-repeated="2" office:value-type="float" office:value="0.00000410026" calcext:value-type="float">
            <text:p>4.10E-00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([.A48]+1)+1" office:value-type="float" office:value="524289" calcext:value-type="float">
            <text:p>524289</text:p>
          </table:table-cell>
          <table:table-cell table:number-columns-repeated="4" office:value-type="float" office:value="0.000016435" calcext:value-type="float">
            <text:p>1.64E-005</text:p>
          </table:table-cell>
          <table:table-cell/>
          <table:table-cell table:number-columns-repeated="2" office:value-type="float" office:value="0.000016435" calcext:value-type="float">
            <text:p>1.64E-0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([.A49]+1)+1" office:value-type="float" office:value="1048577" calcext:value-type="float">
            <text:p>1048577</text:p>
          </table:table-cell>
          <table:table-cell table:number-columns-repeated="4" office:value-type="float" office:value="0.0000664823" calcext:value-type="float">
            <text:p>6.65E-005</text:p>
          </table:table-cell>
          <table:table-cell/>
          <table:table-cell table:number-columns-repeated="2" office:value-type="float" office:value="0.0000664823" calcext:value-type="float">
            <text:p>6.65E-00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^([.A50]+1)+1" office:value-type="float" office:value="2097153" calcext:value-type="float">
            <text:p>2097153</text:p>
          </table:table-cell>
          <table:table-cell table:number-columns-repeated="3" office:value-type="float" office:value="0.000264821" calcext:value-type="float">
            <text:p>2.65E-004</text:p>
          </table:table-cell>
          <table:table-cell office:value-type="float" office:value="0.000157146" calcext:value-type="float">
            <text:p>1.57E-004</text:p>
          </table:table-cell>
          <table:table-cell/>
          <table:table-cell table:number-columns-repeated="2" office:value-type="float" office:value="0.000264821" calcext:value-type="float">
            <text:p>2.65E-00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([.A51]+1)+1" office:value-type="float" office:value="4194305" calcext:value-type="float">
            <text:p>4194305</text:p>
          </table:table-cell>
          <table:table-cell office:value-type="float" office:value="0.00105503" calcext:value-type="float">
            <text:p>1.06E-003</text:p>
          </table:table-cell>
          <table:table-cell office:value-type="float" office:value="0" calcext:value-type="float">
            <text:p>0.00E+000</text:p>
          </table:table-cell>
          <table:table-cell table:number-columns-repeated="2" office:value-type="float" office:value="0.00105503" calcext:value-type="float">
            <text:p>1.06E-003</text:p>
          </table:table-cell>
          <table:table-cell/>
          <table:table-cell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^([.A52]+1)+1" office:value-type="float" office:value="8388609" calcext:value-type="float">
            <text:p>8388609</text:p>
          </table:table-cell>
          <table:table-cell office:value-type="float" office:value="0.00421731" calcext:value-type="float">
            <text:p>4.22E-003</text:p>
          </table:table-cell>
          <table:table-cell office:value-type="float" office:value="0" calcext:value-type="float">
            <text:p>0.00E+000</text:p>
          </table:table-cell>
          <table:table-cell table:number-columns-repeated="2" office:value-type="float" office:value="0.00421731" calcext:value-type="float">
            <text:p>4.22E-003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2nd derivative</text:p>
          </table:table-cell>
          <table:table-cell table:number-columns-repeated="2" table:style-name="Default" office:value-type="string" calcext:value-type="string">
            <text:p>0</text:p>
          </table:table-cell>
          <table:table-cell table:style-name="Default"/>
          <table:table-cell table:style-name="Default" office:value-type="string" calcext:value-type="string">
            <text:p>0</text:p>
          </table:table-cell>
          <table:table-cell table:style-name="ce6" office:value-type="string" calcext:value-type="string" table:number-columns-spanned="4" table:number-rows-spanned="1">
            <text:p>Weak imposition </text:p>
          </table:table-cell>
          <table:covered-table-cell/>
          <table:covered-table-cell table:number-columns-repeated="2" table:style-name="Default" office:value-type="string" calcext:value-type="string">
            <text:p>0</text:p>
          </table:covered-table-cell>
          <table:table-cell/>
        </table:table-row>
        <table:table-row table:style-name="ro1">
          <table:table-cell office:value-type="string" calcext:value-type="string">
            <text:p>refinement level</text:p>
          </table:table-cell>
          <table:table-cell table:style-name="Default" office:value-type="string" calcext:value-type="string">
            <text:p>DOFS</text:p>
          </table:table-cell>
          <table:table-cell table:style-name="Default" office:value-type="string" calcext:value-type="string">
            <text:p>Strong</text:p>
          </table:table-cell>
          <table:table-cell table:style-name="Default" office:value-type="string" calcext:value-type="string">
            <text:p>eta=1e6</text:p>
          </table:table-cell>
          <table:table-cell table:style-name="Default" office:value-type="string" calcext:value-type="string">
            <text:p>eta=50</text:p>
          </table:table-cell>
          <table:table-cell table:style-name="Default" office:value-type="string" calcext:value-type="string">
            <text:p>eta=1000</text:p>
          </table:table-cell>
          <table:table-cell/>
          <table:table-cell table:style-name="Default" office:value-type="string" calcext:value-type="string">
            <text:p>eta=1</text:p>
          </table:table-cell>
          <table:table-cell table:style-name="Default" office:value-type="string" calcext:value-type="string">
            <text:p>eta=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([.A57]+1)+1" office:value-type="float" office:value="5" calcext:value-type="float">
            <text:p>5</text:p>
          </table:table-cell>
          <table:table-cell table:number-columns-repeated="2" office:value-type="float" office:value="0.37672" calcext:value-type="float">
            <text:p>3.77E-001</text:p>
          </table:table-cell>
          <table:table-cell office:value-type="float" office:value="0.376898" calcext:value-type="float">
            <text:p>3.77E-001</text:p>
          </table:table-cell>
          <table:table-cell office:value-type="float" office:value="0.37672" calcext:value-type="float">
            <text:p>3.77E-001</text:p>
          </table:table-cell>
          <table:table-cell/>
          <table:table-cell office:value-type="float" office:value="0.424123" calcext:value-type="float">
            <text:p>4.24E-001</text:p>
          </table:table-cell>
          <table:table-cell office:value-type="float" office:value="0.404213" calcext:value-type="float">
            <text:p>4.04E-0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([.A58]+1)+1" office:value-type="float" office:value="9" calcext:value-type="float">
            <text:p>9</text:p>
          </table:table-cell>
          <table:table-cell table:number-columns-repeated="2" office:value-type="float" office:value="0.194018" calcext:value-type="float">
            <text:p>1.94E-001</text:p>
          </table:table-cell>
          <table:table-cell office:value-type="float" office:value="0.194228" calcext:value-type="float">
            <text:p>1.94E-001</text:p>
          </table:table-cell>
          <table:table-cell office:value-type="float" office:value="0.194019" calcext:value-type="float">
            <text:p>1.94E-001</text:p>
          </table:table-cell>
          <table:table-cell/>
          <table:table-cell office:value-type="float" office:value="0.210112" calcext:value-type="float">
            <text:p>2.10E-001</text:p>
          </table:table-cell>
          <table:table-cell office:value-type="float" office:value="0.208456" calcext:value-type="float">
            <text:p>2.08E-0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([.A59]+1)+1" office:value-type="float" office:value="17" calcext:value-type="float">
            <text:p>17</text:p>
          </table:table-cell>
          <table:table-cell table:number-columns-repeated="2" office:value-type="float" office:value="0.0977504" calcext:value-type="float">
            <text:p>9.78E-002</text:p>
          </table:table-cell>
          <table:table-cell office:value-type="float" office:value="0.0979914" calcext:value-type="float">
            <text:p>9.80E-002</text:p>
          </table:table-cell>
          <table:table-cell office:value-type="float" office:value="0.0977509" calcext:value-type="float">
            <text:p>9.78E-002</text:p>
          </table:table-cell>
          <table:table-cell/>
          <table:table-cell office:value-type="float" office:value="0.102178" calcext:value-type="float">
            <text:p>1.02E-001</text:p>
          </table:table-cell>
          <table:table-cell office:value-type="float" office:value="0.102063" calcext:value-type="float">
            <text:p>1.02E-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([.A60]+1)+1" office:value-type="float" office:value="33" calcext:value-type="float">
            <text:p>33</text:p>
          </table:table-cell>
          <table:table-cell table:number-columns-repeated="2" office:value-type="float" office:value="0.0489681" calcext:value-type="float">
            <text:p>4.90E-002</text:p>
          </table:table-cell>
          <table:table-cell office:value-type="float" office:value="0.0493423" calcext:value-type="float">
            <text:p>4.93E-002</text:p>
          </table:table-cell>
          <table:table-cell office:value-type="float" office:value="0.0489686" calcext:value-type="float">
            <text:p>4.90E-002</text:p>
          </table:table-cell>
          <table:table-cell/>
          <table:table-cell office:value-type="float" office:value="0.0501152" calcext:value-type="float">
            <text:p>5.01E-002</text:p>
          </table:table-cell>
          <table:table-cell office:value-type="float" office:value="0.0501077" calcext:value-type="float">
            <text:p>5.01E-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([.A61]+1)+1" office:value-type="float" office:value="65" calcext:value-type="float">
            <text:p>65</text:p>
          </table:table-cell>
          <table:table-cell table:number-columns-repeated="2" office:value-type="float" office:value="0.0244957" calcext:value-type="float">
            <text:p>2.45E-002</text:p>
          </table:table-cell>
          <table:table-cell office:value-type="float" office:value="0.0290656" calcext:value-type="float">
            <text:p>2.91E-002</text:p>
          </table:table-cell>
          <table:table-cell office:value-type="float" office:value="0.0244962" calcext:value-type="float">
            <text:p>2.45E-002</text:p>
          </table:table-cell>
          <table:table-cell/>
          <table:table-cell office:value-type="float" office:value="0.0247868" calcext:value-type="float">
            <text:p>2.48E-002</text:p>
          </table:table-cell>
          <table:table-cell office:value-type="float" office:value="0.0247864" calcext:value-type="float">
            <text:p>2.48E-0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([.A62]+1)+1" office:value-type="float" office:value="129" calcext:value-type="float">
            <text:p>129</text:p>
          </table:table-cell>
          <table:table-cell table:number-columns-repeated="2" office:value-type="float" office:value="0.0122493" calcext:value-type="float">
            <text:p>1.22E-002</text:p>
          </table:table-cell>
          <table:table-cell office:value-type="float" office:value="0.0124762" calcext:value-type="float">
            <text:p>1.25E-002</text:p>
          </table:table-cell>
          <table:table-cell office:value-type="float" office:value="0.0122498" calcext:value-type="float">
            <text:p>1.22E-002</text:p>
          </table:table-cell>
          <table:table-cell/>
          <table:table-cell table:number-columns-repeated="2" office:value-type="float" office:value="0.0123226" calcext:value-type="float">
            <text:p>1.23E-0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([.A63]+1)+1" office:value-type="float" office:value="257" calcext:value-type="float">
            <text:p>257</text:p>
          </table:table-cell>
          <table:table-cell table:number-columns-repeated="2" office:value-type="float" office:value="0.00612482" calcext:value-type="float">
            <text:p>6.12E-003</text:p>
          </table:table-cell>
          <table:table-cell office:value-type="float" office:value="0.0061487" calcext:value-type="float">
            <text:p>6.15E-003</text:p>
          </table:table-cell>
          <table:table-cell office:value-type="float" office:value="0.00612541" calcext:value-type="float">
            <text:p>6.13E-003</text:p>
          </table:table-cell>
          <table:table-cell/>
          <table:table-cell table:number-columns-repeated="2" office:value-type="float" office:value="0.00614321" calcext:value-type="float">
            <text:p>6.14E-0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([.A64]+1)+1" office:value-type="float" office:value="513" calcext:value-type="float">
            <text:p>513</text:p>
          </table:table-cell>
          <table:table-cell table:number-columns-repeated="2" office:value-type="float" office:value="0.00306243" calcext:value-type="float">
            <text:p>3.06E-003</text:p>
          </table:table-cell>
          <table:table-cell office:value-type="float" office:value="0.00306734" calcext:value-type="float">
            <text:p>3.07E-003</text:p>
          </table:table-cell>
          <table:table-cell office:value-type="float" office:value="0.0030632" calcext:value-type="float">
            <text:p>3.06E-003</text:p>
          </table:table-cell>
          <table:table-cell/>
          <table:table-cell table:number-columns-repeated="2" office:value-type="float" office:value="0.00306704" calcext:value-type="float">
            <text:p>3.07E-0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([.A65]+1)+1" office:value-type="float" office:value="1025" calcext:value-type="float">
            <text:p>1025</text:p>
          </table:table-cell>
          <table:table-cell table:number-columns-repeated="2" office:value-type="float" office:value="0.00153122" calcext:value-type="float">
            <text:p>1.53E-003</text:p>
          </table:table-cell>
          <table:table-cell office:value-type="float" office:value="0.00153239" calcext:value-type="float">
            <text:p>1.53E-003</text:p>
          </table:table-cell>
          <table:table-cell office:value-type="float" office:value="0.00153398" calcext:value-type="float">
            <text:p>1.53E-003</text:p>
          </table:table-cell>
          <table:table-cell/>
          <table:table-cell table:number-columns-repeated="2" office:value-type="float" office:value="0.00153237" calcext:value-type="float">
            <text:p>1.53E-0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([.A66]+1)+1" office:value-type="float" office:value="2049" calcext:value-type="float">
            <text:p>2049</text:p>
          </table:table-cell>
          <table:table-cell table:number-columns-repeated="2" office:value-type="float" office:value="0.00076561" calcext:value-type="float">
            <text:p>7.66E-004</text:p>
          </table:table-cell>
          <table:table-cell office:value-type="float" office:value="0.000765899" calcext:value-type="float">
            <text:p>7.66E-004</text:p>
          </table:table-cell>
          <table:table-cell office:value-type="float" office:value="0.000767668" calcext:value-type="float">
            <text:p>7.68E-004</text:p>
          </table:table-cell>
          <table:table-cell/>
          <table:table-cell table:number-columns-repeated="2" office:value-type="float" office:value="0.000765898" calcext:value-type="float">
            <text:p>7.66E-00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([.A67]+1)+1" office:value-type="float" office:value="4097" calcext:value-type="float">
            <text:p>4097</text:p>
          </table:table-cell>
          <table:table-cell table:number-columns-repeated="2" office:value-type="float" office:value="0.000382805" calcext:value-type="float">
            <text:p>3.83E-004</text:p>
          </table:table-cell>
          <table:table-cell office:value-type="float" office:value="0.000382877" calcext:value-type="float">
            <text:p>3.83E-004</text:p>
          </table:table-cell>
          <table:table-cell office:value-type="float" office:value="0.000382914" calcext:value-type="float">
            <text:p>3.83E-004</text:p>
          </table:table-cell>
          <table:table-cell/>
          <table:table-cell table:number-columns-repeated="2" office:value-type="float" office:value="0.000382877" calcext:value-type="float">
            <text:p>3.83E-00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([.A68]+1)+1" office:value-type="float" office:value="8193" calcext:value-type="float">
            <text:p>8193</text:p>
          </table:table-cell>
          <table:table-cell table:number-columns-repeated="2" office:value-type="float" office:value="0.000191403" calcext:value-type="float">
            <text:p>1.91E-004</text:p>
          </table:table-cell>
          <table:table-cell office:value-type="float" office:value="0.000191421" calcext:value-type="float">
            <text:p>1.91E-004</text:p>
          </table:table-cell>
          <table:table-cell office:value-type="float" office:value="0.000191423" calcext:value-type="float">
            <text:p>1.91E-004</text:p>
          </table:table-cell>
          <table:table-cell/>
          <table:table-cell table:number-columns-repeated="2" office:value-type="float" office:value="0.000191421" calcext:value-type="float">
            <text:p>1.91E-00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([.A69]+1)+1" office:value-type="float" office:value="16385" calcext:value-type="float">
            <text:p>16385</text:p>
          </table:table-cell>
          <table:table-cell table:number-columns-repeated="2" office:value-type="float" office:value="0.0000957013" calcext:value-type="float">
            <text:p>9.57E-005</text:p>
          </table:table-cell>
          <table:table-cell office:value-type="float" office:value="0.0000957059" calcext:value-type="float">
            <text:p>9.57E-005</text:p>
          </table:table-cell>
          <table:table-cell office:value-type="float" office:value="0.000095706" calcext:value-type="float">
            <text:p>9.57E-005</text:p>
          </table:table-cell>
          <table:table-cell/>
          <table:table-cell table:number-columns-repeated="2" office:value-type="float" office:value="0.0000957059" calcext:value-type="float">
            <text:p>9.57E-0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([.A70]+1)+1" office:value-type="float" office:value="32769" calcext:value-type="float">
            <text:p>32769</text:p>
          </table:table-cell>
          <table:table-cell table:number-columns-repeated="2" office:value-type="float" office:value="0.0000478523" calcext:value-type="float">
            <text:p>4.79E-005</text:p>
          </table:table-cell>
          <table:table-cell office:value-type="float" office:value="0.0000478534" calcext:value-type="float">
            <text:p>4.79E-005</text:p>
          </table:table-cell>
          <table:table-cell office:value-type="float" office:value="0.0000478535" calcext:value-type="float">
            <text:p>4.79E-005</text:p>
          </table:table-cell>
          <table:table-cell/>
          <table:table-cell table:number-columns-repeated="2" office:value-type="float" office:value="0.0000478534" calcext:value-type="float">
            <text:p>4.79E-0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([.A71]+1)+1" office:value-type="float" office:value="65537" calcext:value-type="float">
            <text:p>65537</text:p>
          </table:table-cell>
          <table:table-cell office:value-type="float" office:value="0.0000239787" calcext:value-type="float">
            <text:p>2.40E-005</text:p>
          </table:table-cell>
          <table:table-cell office:value-type="float" office:value="0.0000239784" calcext:value-type="float">
            <text:p>2.40E-005</text:p>
          </table:table-cell>
          <table:table-cell office:value-type="float" office:value="0.0000239789" calcext:value-type="float">
            <text:p>2.40E-005</text:p>
          </table:table-cell>
          <table:table-cell office:value-type="float" office:value="0.0000239792" calcext:value-type="float">
            <text:p>2.40E-005</text:p>
          </table:table-cell>
          <table:table-cell/>
          <table:table-cell table:number-columns-repeated="2" office:value-type="float" office:value="0.000023979" calcext:value-type="float">
            <text:p>2.40E-0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([.A72]+1)+1" office:value-type="float" office:value="131073" calcext:value-type="float">
            <text:p>131073</text:p>
          </table:table-cell>
          <table:table-cell office:value-type="float" office:value="0.0000135599" calcext:value-type="float">
            <text:p>1.36E-005</text:p>
          </table:table-cell>
          <table:table-cell office:value-type="float" office:value="0.0000135625" calcext:value-type="float">
            <text:p>1.36E-005</text:p>
          </table:table-cell>
          <table:table-cell office:value-type="float" office:value="0.0000135551" calcext:value-type="float">
            <text:p>1.36E-005</text:p>
          </table:table-cell>
          <table:table-cell office:value-type="float" office:value="0.0000135714" calcext:value-type="float">
            <text:p>1.36E-005</text:p>
          </table:table-cell>
          <table:table-cell/>
          <table:table-cell office:value-type="float" office:value="0.0000135689" calcext:value-type="float">
            <text:p>1.36E-005</text:p>
          </table:table-cell>
          <table:table-cell office:value-type="float" office:value="0.0000135644" calcext:value-type="float">
            <text:p>1.36E-0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([.A73]+1)+1" office:value-type="float" office:value="262145" calcext:value-type="float">
            <text:p>262145</text:p>
          </table:table-cell>
          <table:table-cell office:value-type="float" office:value="0.0000261915" calcext:value-type="float">
            <text:p>2.62E-005</text:p>
          </table:table-cell>
          <table:table-cell office:value-type="float" office:value="0.0000254914" calcext:value-type="float">
            <text:p>2.55E-005</text:p>
          </table:table-cell>
          <table:table-cell office:value-type="float" office:value="0.0000262629" calcext:value-type="float">
            <text:p>2.63E-005</text:p>
          </table:table-cell>
          <table:table-cell office:value-type="float" office:value="0.0000262762" calcext:value-type="float">
            <text:p>2.63E-005</text:p>
          </table:table-cell>
          <table:table-cell/>
          <table:table-cell office:value-type="float" office:value="0.0000262412" calcext:value-type="float">
            <text:p>2.62E-005</text:p>
          </table:table-cell>
          <table:table-cell office:value-type="float" office:value="0.0000262682" calcext:value-type="float">
            <text:p>2.63E-0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([.A74]+1)+1" office:value-type="float" office:value="524289" calcext:value-type="float">
            <text:p>524289</text:p>
          </table:table-cell>
          <table:table-cell office:value-type="float" office:value="0.000102278" calcext:value-type="float">
            <text:p>1.02E-004</text:p>
          </table:table-cell>
          <table:table-cell office:value-type="float" office:value="0.000102262" calcext:value-type="float">
            <text:p>1.02E-004</text:p>
          </table:table-cell>
          <table:table-cell office:value-type="float" office:value="0.000102225" calcext:value-type="float">
            <text:p>1.02E-004</text:p>
          </table:table-cell>
          <table:table-cell office:value-type="float" office:value="0.000102237" calcext:value-type="float">
            <text:p>1.02E-004</text:p>
          </table:table-cell>
          <table:table-cell/>
          <table:table-cell office:value-type="float" office:value="0.000102287" calcext:value-type="float">
            <text:p>1.02E-004</text:p>
          </table:table-cell>
          <table:table-cell office:value-type="float" office:value="0.000102321" calcext:value-type="float">
            <text:p>1.02E-00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([.A75]+1)+1" office:value-type="float" office:value="1048577" calcext:value-type="float">
            <text:p>1048577</text:p>
          </table:table-cell>
          <table:table-cell office:value-type="float" office:value="0.000408836" calcext:value-type="float">
            <text:p>4.09E-004</text:p>
          </table:table-cell>
          <table:table-cell office:value-type="float" office:value="0.000408994" calcext:value-type="float">
            <text:p>4.09E-004</text:p>
          </table:table-cell>
          <table:table-cell office:value-type="float" office:value="0.00040879" calcext:value-type="float">
            <text:p>4.09E-004</text:p>
          </table:table-cell>
          <table:table-cell office:value-type="float" office:value="0.000409113" calcext:value-type="float">
            <text:p>4.09E-004</text:p>
          </table:table-cell>
          <table:table-cell/>
          <table:table-cell office:value-type="float" office:value="0.000408968" calcext:value-type="float">
            <text:p>4.09E-004</text:p>
          </table:table-cell>
          <table:table-cell office:value-type="float" office:value="0.000408792" calcext:value-type="float">
            <text:p>4.09E-00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^([.A76]+1)+1" office:value-type="float" office:value="2097153" calcext:value-type="float">
            <text:p>2097153</text:p>
          </table:table-cell>
          <table:table-cell office:value-type="float" office:value="0.00163682" calcext:value-type="float">
            <text:p>1.64E-003</text:p>
          </table:table-cell>
          <table:table-cell office:value-type="float" office:value="0.00163594" calcext:value-type="float">
            <text:p>1.64E-003</text:p>
          </table:table-cell>
          <table:table-cell office:value-type="float" office:value="0.00163639" calcext:value-type="float">
            <text:p>1.64E-003</text:p>
          </table:table-cell>
          <table:table-cell office:value-type="float" office:value="0.00159419" calcext:value-type="float">
            <text:p>1.59E-003</text:p>
          </table:table-cell>
          <table:table-cell/>
          <table:table-cell office:value-type="float" office:value="0.00163594" calcext:value-type="float">
            <text:p>1.64E-003</text:p>
          </table:table-cell>
          <table:table-cell office:value-type="float" office:value="0.00163759" calcext:value-type="float">
            <text:p>1.64E-00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([.A77]+1)+1" office:value-type="float" office:value="4194305" calcext:value-type="float">
            <text:p>4194305</text:p>
          </table:table-cell>
          <table:table-cell office:value-type="float" office:value="0.00655149" calcext:value-type="float">
            <text:p>6.55E-003</text:p>
          </table:table-cell>
          <table:table-cell office:value-type="float" office:value="0" calcext:value-type="float">
            <text:p>0.00E+000</text:p>
          </table:table-cell>
          <table:table-cell office:value-type="float" office:value="0.00654821" calcext:value-type="float">
            <text:p>6.55E-003</text:p>
          </table:table-cell>
          <table:table-cell office:value-type="float" office:value="0.00655054" calcext:value-type="float">
            <text:p>6.55E-003</text:p>
          </table:table-cell>
          <table:table-cell/>
          <table:table-cell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^([.A78]+1)+1" office:value-type="float" office:value="8388609" calcext:value-type="float">
            <text:p>8388609</text:p>
          </table:table-cell>
          <table:table-cell office:value-type="float" office:value="0.026238" calcext:value-type="float">
            <text:p>2.62E-002</text:p>
          </table:table-cell>
          <table:table-cell office:value-type="float" office:value="0" calcext:value-type="float">
            <text:p>0.00E+000</text:p>
          </table:table-cell>
          <table:table-cell office:value-type="float" office:value="0.0262596" calcext:value-type="float">
            <text:p>2.63E-002</text:p>
          </table:table-cell>
          <table:table-cell office:value-type="float" office:value="0.0262433" calcext:value-type="float">
            <text:p>2.62E-00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3" loext:min-decimal-places="13" number:min-integer-digits="1"/>
    </number:number-style>
    <number:number-style style:name="N135">
      <number:number number:decimal-places="14" loext:min-decimal-places="14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number:number-style style:name="N138">
      <number:number number:decimal-places="17" loext:min-decimal-places="17" number:min-integer-digits="1"/>
    </number:number-style>
    <number:number-style style:name="N139">
      <number:number number:decimal-places="18" loext:min-decimal-places="18" number:min-integer-digits="1"/>
    </number:number-style>
    <number:number-style style:name="N140">
      <number:number number:decimal-places="19" loext:min-decimal-places="19" number:min-integer-digits="1"/>
    </number:number-style>
    <number:number-style style:name="N141">
      <number:number number:decimal-places="20" loext:min-decimal-places="20" number:min-integer-digits="1"/>
    </number:number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P0" style:volatile="true">
      <number:number number:decimal-places="16" loext:min-decimal-places="16" number:min-integer-digits="1"/>
      <number:text> </number:text>
    </number:number-style>
    <number:number-style style:name="N148">
      <style:text-properties fo:color="#ff0000"/>
      <number:text>(</number:text>
      <number:number number:decimal-places="16" loext:min-decimal-places="16" number:min-integer-digits="1"/>
      <number:text>)</number:text>
      <style:map style:condition="value()&gt;=0" style:apply-style-name="N148P0"/>
    </number:number-style>
    <number:number-style style:name="N150P0" style:volatile="true">
      <number:number number:decimal-places="9" loext:min-decimal-places="9" number:min-integer-digits="1"/>
      <number:text> </number:text>
    </number:number-style>
    <number:number-style style:name="N150">
      <style:text-properties fo:color="#ff0000"/>
      <number:text>(</number:text>
      <number:number number:decimal-places="9" loext:min-decimal-places="9" number:min-integer-digits="1"/>
      <number:text>)</number:text>
      <style:map style:condition="value()&gt;=0" style:apply-style-name="N150P0"/>
    </number:number-style>
    <number:number-style style:name="N152P0" style:volatile="true">
      <number:number number:decimal-places="7" loext:min-decimal-places="7" number:min-integer-digits="1"/>
      <number:text> </number:text>
    </number:number-style>
    <number:number-style style:name="N152">
      <style:text-properties fo:color="#ff0000"/>
      <number:text>(</number:text>
      <number:number number:decimal-places="7" loext:min-decimal-places="7" number:min-integer-digits="1"/>
      <number:text>)</number:text>
      <style:map style:condition="value()&gt;=0" style:apply-style-name="N152P0"/>
    </number:number-style>
    <number:number-style style:name="N15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5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5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58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59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loext:fill-character> </loext:fill-character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6:39:39.023871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1H45M19S</meta:editing-duration>
    <meta:editing-cycles>65</meta:editing-cycles>
    <meta:generator>LibreOffice/6.1.5.2$Linux_X86_64 LibreOffice_project/10$Build-2</meta:generator>
    <dc:date>2020-02-03T08:13:27.847337873</dc:date>
    <meta:document-statistic meta:table-count="1" meta:cell-count="575" meta:object-count="3"/>
    <meta:user-defined meta:name="Info 1"/>
    <meta:user-defined meta:name="Info 2"/>
    <meta:user-defined meta:name="Info 3"/>
    <meta:user-defined meta:name="Info 4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minimum="0.0000000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7.949cm" svg:y="1.706cm" style:legend-expansion="custom" chartooo:width="5.432cm" chartooo:height="2.18cm" style:legend-expansion-aspect-ratio="2.49174311926605" chart:style-name="ch2"/>
        <chart:plot-area chart:style-name="ch3" table:cell-range-address="'P2 elements'.B5:'P2 elements'.C20 'P2 elements'.C4:'P2 elements'.E4 'P2 elements'.D5:'P2 elements'.D26 'P2 elements'.F4:'P2 elements'.F20 'P2 elements'.E5:'P2 elements'.E20 'P2 elements'.H4:'P2 elements'.J20" chart:data-source-has-labels="row" svg:x="0.32cm" svg:y="0.18cm" svg:width="15.36cm" svg:height="8.64cm">
          <chartooo:coordinate-region svg:x="2.132cm" svg:y="0.379cm" svg:width="12.69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2 elements'.C5:'P2 elements'.C20" chart:label-cell-address="'P2 elements'.C4:'P2 elements'.C4" chart:class="chart:scatter">
            <chart:domain table:cell-range-address="'P2 elements'.B5:'P2 elements'.B20"/>
            <chart:data-point chart:repeated="16"/>
          </chart:series>
          <chart:series chart:style-name="ch8" chart:values-cell-range-address="'P2 elements'.D5:'P2 elements'.D26" chart:label-cell-address="'P2 elements'.D4:'P2 elements'.D4" chart:class="chart:scatter">
            <chart:domain table:cell-range-address="'P2 elements'.B5:'P2 elements'.B26"/>
            <chart:data-point chart:repeated="22"/>
          </chart:series>
          <chart:series chart:style-name="ch9" chart:values-cell-range-address="'P2 elements'.F5:'P2 elements'.F20" chart:label-cell-address="'P2 elements'.F4:'P2 elements'.F4" chart:class="chart:scatter">
            <chart:data-point chart:repeated="16"/>
          </chart:series>
          <chart:series chart:style-name="ch10" chart:values-cell-range-address="'P2 elements'.E5:'P2 elements'.E20" chart:label-cell-address="'P2 elements'.E4:'P2 elements'.E4" chart:class="chart:scatter">
            <chart:data-point chart:repeated="16"/>
          </chart:series>
          <chart:series chart:style-name="ch11" chart:values-cell-range-address="'P2 elements'.H5:'P2 elements'.H20" chart:label-cell-address="'P2 elements'.H4:'P2 elements'.H4" chart:class="chart:scatter">
            <chart:data-point chart:repeated="16"/>
          </chart:series>
          <chart:series chart:style-name="ch12" chart:values-cell-range-address="'P2 elements'.I5:'P2 elements'.I20" chart:label-cell-address="'P2 elements'.I4:'P2 elements'.I4" chart:class="chart:scatter">
            <chart:data-point chart:repeated="16"/>
          </chart:series>
          <chart:series chart:style-name="ch13" chart:values-cell-range-address="'P2 elements'.J5:'P2 elements'.J20" chart:label-cell-address="'P2 elements'.J4:'P2 elements'.J4" chart:class="chart:scatter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rong</text:p>
                <draw:g>
                  <svg:desc>'P2 elements'.C4:'P2 elements'.C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ta=1e6</text:p>
                <draw:g>
                  <svg:desc>'P2 elements'.D4:'P2 elements'.D4</svg:desc>
                </draw:g>
              </table:table-cell>
              <table:table-cell office:value-type="string">
                <text:p>eta=1000</text:p>
                <draw:g>
                  <svg:desc>'P2 elements'.F4:'P2 elements'.F4</svg:desc>
                </draw:g>
              </table:table-cell>
              <table:table-cell office:value-type="string">
                <text:p>eta=50</text:p>
                <draw:g>
                  <svg:desc>'P2 elements'.E4:'P2 elements'.E4</svg:desc>
                </draw:g>
              </table:table-cell>
              <table:table-cell office:value-type="string">
                <text:p>eta=1</text:p>
                <draw:g>
                  <svg:desc>'P2 elements'.H4:'P2 elements'.H4</svg:desc>
                </draw:g>
              </table:table-cell>
              <table:table-cell office:value-type="string">
                <text:p>eta=0</text:p>
                <draw:g>
                  <svg:desc>'P2 elements'.I4:'P2 elements'.I4</svg:desc>
                </draw:g>
              </table:table-cell>
              <table:table-cell office:value-type="string">
                <text:p/>
                <draw:g>
                  <svg:desc>'P2 elements'.J4:'P2 elements'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P2 elements'.B5:'P2 elements'.B20</svg:desc>
                </draw:g>
              </table:table-cell>
              <table:table-cell office:value-type="float" office:value="0.00187501">
                <text:p>0.00187501</text:p>
                <draw:g>
                  <svg:desc>'P2 elements'.C5:'P2 elements'.C20</svg:desc>
                </draw:g>
              </table:table-cell>
              <table:table-cell office:value-type="float" office:value="5">
                <text:p>5</text:p>
                <draw:g>
                  <svg:desc>'P2 elements'.B5:'P2 elements'.B26</svg:desc>
                </draw:g>
              </table:table-cell>
              <table:table-cell office:value-type="float" office:value="0.00187501">
                <text:p>0.00187501</text:p>
                <draw:g>
                  <svg:desc>'P2 elements'.D5:'P2 elements'.D26</svg:desc>
                </draw:g>
              </table:table-cell>
              <table:table-cell office:value-type="float" office:value="0.00187512">
                <text:p>0.00187512</text:p>
                <draw:g>
                  <svg:desc>'P2 elements'.F5:'P2 elements'.F20</svg:desc>
                </draw:g>
              </table:table-cell>
              <table:table-cell office:value-type="float" office:value="0.00192052">
                <text:p>0.00192052</text:p>
                <draw:g>
                  <svg:desc>'P2 elements'.E5:'P2 elements'.E20</svg:desc>
                </draw:g>
              </table:table-cell>
              <table:table-cell office:value-type="float" office:value="0.0188686">
                <text:p>0.0188686</text:p>
                <draw:g>
                  <svg:desc>'P2 elements'.H5:'P2 elements'.H20</svg:desc>
                </draw:g>
              </table:table-cell>
              <table:table-cell office:value-type="float" office:value="0.0159832">
                <text:p>0.0159832</text:p>
                <draw:g>
                  <svg:desc>'P2 elements'.I5:'P2 elements'.I20</svg:desc>
                </draw:g>
              </table:table-cell>
              <table:table-cell office:value-type="float" office:value="NaN">
                <text:p>NaN</text:p>
                <draw:g>
                  <svg:desc>'P2 elements'.J5:'P2 elements'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241494">
                <text:p>0.000241494</text:p>
              </table:table-cell>
              <table:table-cell office:value-type="float" office:value="9">
                <text:p>9</text:p>
              </table:table-cell>
              <table:table-cell office:value-type="float" office:value="0.000241494">
                <text:p>0.000241494</text:p>
              </table:table-cell>
              <table:table-cell office:value-type="float" office:value="0.000241596">
                <text:p>0.000241596</text:p>
              </table:table-cell>
              <table:table-cell office:value-type="float" office:value="0.000281477">
                <text:p>0.000281477</text:p>
              </table:table-cell>
              <table:table-cell office:value-type="float" office:value="0.00250327">
                <text:p>0.00250327</text:p>
              </table:table-cell>
              <table:table-cell office:value-type="float" office:value="0.00240347">
                <text:p>0.00240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0000304235">
                <text:p>0.0000304235</text:p>
              </table:table-cell>
              <table:table-cell office:value-type="float" office:value="17">
                <text:p>17</text:p>
              </table:table-cell>
              <table:table-cell office:value-type="float" office:value="0.0000304235">
                <text:p>0.0000304235</text:p>
              </table:table-cell>
              <table:table-cell office:value-type="float" office:value="0.0000304823">
                <text:p>0.0000304823</text:p>
              </table:table-cell>
              <table:table-cell office:value-type="float" office:value="0.0000521404">
                <text:p>0.0000521404</text:p>
              </table:table-cell>
              <table:table-cell office:value-type="float" office:value="0.000316857">
                <text:p>0.000316857</text:p>
              </table:table-cell>
              <table:table-cell office:value-type="float" office:value="0.000313657">
                <text:p>0.000313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0.00000381036">
                <text:p>0.00000381036</text:p>
              </table:table-cell>
              <table:table-cell office:value-type="float" office:value="33">
                <text:p>33</text:p>
              </table:table-cell>
              <table:table-cell office:value-type="float" office:value="0.00000381036">
                <text:p>0.00000381036</text:p>
              </table:table-cell>
              <table:table-cell office:value-type="float" office:value="0.00000384091">
                <text:p>0.00000384091</text:p>
              </table:table-cell>
              <table:table-cell office:value-type="float" office:value="0.0000152">
                <text:p>0.0000152</text:p>
              </table:table-cell>
              <table:table-cell office:value-type="float" office:value="0.0000397335">
                <text:p>0.0000397335</text:p>
              </table:table-cell>
              <table:table-cell office:value-type="float" office:value="0.0000396328">
                <text:p>0.0000396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0.000000476527">
                <text:p>0.000000476527</text:p>
              </table:table-cell>
              <table:table-cell office:value-type="float" office:value="65">
                <text:p>65</text:p>
              </table:table-cell>
              <table:table-cell office:value-type="float" office:value="0.000000476527">
                <text:p>0.000000476527</text:p>
              </table:table-cell>
              <table:table-cell office:value-type="float" office:value="0.000000491912">
                <text:p>0.000000491912</text:p>
              </table:table-cell>
              <table:table-cell office:value-type="float" office:value="0.0000159897">
                <text:p>0.0000159897</text:p>
              </table:table-cell>
              <table:table-cell office:value-type="float" office:value="0.00000497145">
                <text:p>0.00000497145</text:p>
              </table:table-cell>
              <table:table-cell office:value-type="float" office:value="0.0000049683">
                <text:p>0.0000049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">
                <text:p>129</text:p>
              </table:table-cell>
              <table:table-cell office:value-type="float" office:value="0.0000000595731">
                <text:p>0.0000000595731</text:p>
              </table:table-cell>
              <table:table-cell office:value-type="float" office:value="129">
                <text:p>129</text:p>
              </table:table-cell>
              <table:table-cell office:value-type="float" office:value="0.0000000595731">
                <text:p>0.0000000595731</text:p>
              </table:table-cell>
              <table:table-cell office:value-type="float" office:value="0.0000000671574">
                <text:p>0.0000000671574</text:p>
              </table:table-cell>
              <table:table-cell office:value-type="float" office:value="0.000000996252">
                <text:p>0.000000996252</text:p>
              </table:table-cell>
              <table:table-cell office:value-type="float" office:value="0.000000621641">
                <text:p>0.000000621641</text:p>
              </table:table-cell>
              <table:table-cell office:value-type="float" office:value="0.000000621542">
                <text:p>0.000000621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">
                <text:p>257</text:p>
              </table:table-cell>
              <table:table-cell office:value-type="float" office:value="0.00000000744685">
                <text:p>0.00000000744685</text:p>
              </table:table-cell>
              <table:table-cell office:value-type="float" office:value="257">
                <text:p>257</text:p>
              </table:table-cell>
              <table:table-cell office:value-type="float" office:value="0.00000000744686">
                <text:p>0.00000000744686</text:p>
              </table:table-cell>
              <table:table-cell office:value-type="float" office:value="0.0000000110641">
                <text:p>0.0000000110641</text:p>
              </table:table-cell>
              <table:table-cell office:value-type="float" office:value="0.0000000861397">
                <text:p>0.0000000861397</text:p>
              </table:table-cell>
              <table:table-cell office:value-type="float" office:value="0.0000000777145">
                <text:p>0.0000000777145</text:p>
              </table:table-cell>
              <table:table-cell office:value-type="float" office:value="0.0000000777114">
                <text:p>0.0000000777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">
                <text:p>513</text:p>
              </table:table-cell>
              <table:table-cell office:value-type="float" office:value="0.000000000930863">
                <text:p>0.000000000930863</text:p>
              </table:table-cell>
              <table:table-cell office:value-type="float" office:value="513">
                <text:p>513</text:p>
              </table:table-cell>
              <table:table-cell office:value-type="float" office:value="0.000000000930865">
                <text:p>0.000000000930865</text:p>
              </table:table-cell>
              <table:table-cell office:value-type="float" office:value="0.0000000026748">
                <text:p>0.0000000026748</text:p>
              </table:table-cell>
              <table:table-cell office:value-type="float" office:value="0.00000000995663">
                <text:p>0.00000000995663</text:p>
              </table:table-cell>
              <table:table-cell office:value-type="float" office:value="0.00000000971051">
                <text:p>0.00000000971051</text:p>
              </table:table-cell>
              <table:table-cell office:value-type="float" office:value="0.00000000971041">
                <text:p>0.00000000971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5">
                <text:p>1025</text:p>
              </table:table-cell>
              <table:table-cell office:value-type="float" office:value="0.000000000118012">
                <text:p>0.000000000118012</text:p>
              </table:table-cell>
              <table:table-cell office:value-type="float" office:value="1025">
                <text:p>1025</text:p>
              </table:table-cell>
              <table:table-cell office:value-type="float" office:value="0.000000000118013">
                <text:p>0.000000000118013</text:p>
              </table:table-cell>
              <table:table-cell office:value-type="float" office:value="0.00000000140041">
                <text:p>0.00000000140041</text:p>
              </table:table-cell>
              <table:table-cell office:value-type="float" office:value="0.00000000120402">
                <text:p>0.00000000120402</text:p>
              </table:table-cell>
              <table:table-cell office:value-type="float" office:value="0.00000000119644">
                <text:p>0.00000000119644</text:p>
              </table:table-cell>
              <table:table-cell office:value-type="float" office:value="0.00000000119643">
                <text:p>0.00000000119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9">
                <text:p>2049</text:p>
              </table:table-cell>
              <table:table-cell office:value-type="float" office:value="0.0000000000810555">
                <text:p>0.0000000000810555</text:p>
              </table:table-cell>
              <table:table-cell office:value-type="float" office:value="2049">
                <text:p>2049</text:p>
              </table:table-cell>
              <table:table-cell office:value-type="float" office:value="0.0000000000810557">
                <text:p>0.0000000000810557</text:p>
              </table:table-cell>
              <table:table-cell office:value-type="float" office:value="0.000000000290678">
                <text:p>0.000000000290678</text:p>
              </table:table-cell>
              <table:table-cell office:value-type="float" office:value="0.0000000000865685">
                <text:p>0.0000000000865685</text:p>
              </table:table-cell>
              <table:table-cell office:value-type="float" office:value="0.0000000000863219">
                <text:p>0.0000000000863219</text:p>
              </table:table-cell>
              <table:table-cell office:value-type="float" office:value="0.0000000000863206">
                <text:p>0.0000000000863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7">
                <text:p>4097</text:p>
              </table:table-cell>
              <table:table-cell office:value-type="float" office:value="0.000000000318138">
                <text:p>0.000000000318138</text:p>
              </table:table-cell>
              <table:table-cell office:value-type="float" office:value="4097">
                <text:p>4097</text:p>
              </table:table-cell>
              <table:table-cell office:value-type="float" office:value="0.000000000318137">
                <text:p>0.000000000318137</text:p>
              </table:table-cell>
              <table:table-cell office:value-type="float" office:value="0.000000000298441">
                <text:p>0.000000000298441</text:p>
              </table:table-cell>
              <table:table-cell office:value-type="float" office:value="0.000000000301031">
                <text:p>0.000000000301031</text:p>
              </table:table-cell>
              <table:table-cell office:value-type="float" office:value="0.000000000301037">
                <text:p>0.000000000301037</text:p>
              </table:table-cell>
              <table:table-cell office:value-type="float" office:value="0.000000000301039">
                <text:p>0.000000000301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93">
                <text:p>8193</text:p>
              </table:table-cell>
              <table:table-cell office:value-type="float" office:value="0.00000000126723">
                <text:p>0.00000000126723</text:p>
              </table:table-cell>
              <table:table-cell office:value-type="float" office:value="8193">
                <text:p>8193</text:p>
              </table:table-cell>
              <table:table-cell office:value-type="float" office:value="0.00000000126724">
                <text:p>0.00000000126724</text:p>
              </table:table-cell>
              <table:table-cell office:value-type="float" office:value="0.00000000126501">
                <text:p>0.00000000126501</text:p>
              </table:table-cell>
              <table:table-cell office:value-type="float" office:value="0.00000000126508">
                <text:p>0.00000000126508</text:p>
              </table:table-cell>
              <table:table-cell office:value-type="float" office:value="0.00000000126508">
                <text:p>0.00000000126508</text:p>
              </table:table-cell>
              <table:table-cell office:value-type="float" office:value="0.00000000126508">
                <text:p>0.00000000126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85">
                <text:p>16385</text:p>
              </table:table-cell>
              <table:table-cell office:value-type="float" office:value="0.00000000297019">
                <text:p>0.00000000297019</text:p>
              </table:table-cell>
              <table:table-cell office:value-type="float" office:value="16385">
                <text:p>16385</text:p>
              </table:table-cell>
              <table:table-cell office:value-type="float" office:value="0.00000000508327">
                <text:p>0.00000000508327</text:p>
              </table:table-cell>
              <table:table-cell office:value-type="float" office:value="0.000000005083">
                <text:p>0.000000005083</text:p>
              </table:table-cell>
              <table:table-cell office:value-type="float" office:value="0.000000005083">
                <text:p>0.000000005083</text:p>
              </table:table-cell>
              <table:table-cell office:value-type="float" office:value="0.000000005083">
                <text:p>0.000000005083</text:p>
              </table:table-cell>
              <table:table-cell office:value-type="float" office:value="0.000000005083">
                <text:p>0.000000005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769">
                <text:p>32769</text:p>
              </table:table-cell>
              <table:table-cell office:value-type="float" office:value="0.0000000203889">
                <text:p>0.0000000203889</text:p>
              </table:table-cell>
              <table:table-cell office:value-type="float" office:value="32769">
                <text:p>32769</text:p>
              </table:table-cell>
              <table:table-cell office:value-type="float" office:value="0.0000000203889">
                <text:p>0.0000000203889</text:p>
              </table:table-cell>
              <table:table-cell office:value-type="float" office:value="0.0000000203889">
                <text:p>0.0000000203889</text:p>
              </table:table-cell>
              <table:table-cell office:value-type="float" office:value="0.0000000203889">
                <text:p>0.0000000203889</text:p>
              </table:table-cell>
              <table:table-cell office:value-type="float" office:value="0.0000000203889">
                <text:p>0.0000000203889</text:p>
              </table:table-cell>
              <table:table-cell office:value-type="float" office:value="0.0000000203889">
                <text:p>0.0000000203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537">
                <text:p>65537</text:p>
              </table:table-cell>
              <table:table-cell office:value-type="float" office:value="0.0000000812291">
                <text:p>0.0000000812291</text:p>
              </table:table-cell>
              <table:table-cell office:value-type="float" office:value="65537">
                <text:p>65537</text:p>
              </table:table-cell>
              <table:table-cell office:value-type="float" office:value="0.0000000812291">
                <text:p>0.0000000812291</text:p>
              </table:table-cell>
              <table:table-cell office:value-type="float" office:value="0.0000000812291">
                <text:p>0.0000000812291</text:p>
              </table:table-cell>
              <table:table-cell office:value-type="float" office:value="0.0000000812291">
                <text:p>0.0000000812291</text:p>
              </table:table-cell>
              <table:table-cell office:value-type="float" office:value="0.0000000812291">
                <text:p>0.0000000812291</text:p>
              </table:table-cell>
              <table:table-cell office:value-type="float" office:value="0.0000000812291">
                <text:p>0.0000000812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073">
                <text:p>131073</text:p>
              </table:table-cell>
              <table:table-cell office:value-type="float" office:value="0.000000324655">
                <text:p>0.000000324655</text:p>
              </table:table-cell>
              <table:table-cell office:value-type="float" office:value="131073">
                <text:p>131073</text:p>
              </table:table-cell>
              <table:table-cell office:value-type="float" office:value="0.000000324655">
                <text:p>0.000000324655</text:p>
              </table:table-cell>
              <table:table-cell office:value-type="float" office:value="0.000000324655">
                <text:p>0.000000324655</text:p>
              </table:table-cell>
              <table:table-cell office:value-type="float" office:value="0.000000324655">
                <text:p>0.000000324655</text:p>
              </table:table-cell>
              <table:table-cell office:value-type="float" office:value="0.000000324655">
                <text:p>0.000000324655</text:p>
              </table:table-cell>
              <table:table-cell office:value-type="float" office:value="0.000000324655">
                <text:p>0.000000324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145">
                <text:p>262145</text:p>
              </table:table-cell>
              <table:table-cell office:value-type="float" office:value="0.000000770636">
                <text:p>0.000000770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289">
                <text:p>524289</text:p>
              </table:table-cell>
              <table:table-cell office:value-type="float" office:value="0.0000052066">
                <text:p>0.000005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8577">
                <text:p>1048577</text:p>
              </table:table-cell>
              <table:table-cell office:value-type="float" office:value="0.000021073">
                <text:p>0.00002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7153">
                <text:p>2097153</text:p>
              </table:table-cell>
              <table:table-cell office:value-type="float" office:value="0.0000839242">
                <text:p>0.000083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4305">
                <text:p>41943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88609">
                <text:p>83886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6.689cm" svg:y="0.503cm" style:legend-expansion="custom" chartooo:width="8.266cm" chartooo:height="3.75cm" style:legend-expansion-aspect-ratio="2.20426666666667" chart:style-name="ch2"/>
        <chart:plot-area chart:style-name="ch3" table:cell-range-address="'P2 elements'.B31:'P2 elements'.C46 'P2 elements'.C30:'P2 elements'.C30 'P2 elements'.E30:'P2 elements'.E45 'P2 elements'.F30:'P2 elements'.F46 'P2 elements'.I30:'P2 elements'.I46" chart:data-source-has-labels="row" svg:x="0.32cm" svg:y="0.18cm" svg:width="15.36cm" svg:height="8.64cm">
          <chartooo:coordinate-region svg:x="2.132cm" svg:y="0.379cm" svg:width="12.89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2 elements'.C31:'P2 elements'.C46" chart:label-cell-address="'P2 elements'.C30:'P2 elements'.C30" chart:class="chart:scatter">
            <chart:domain table:cell-range-address="'P2 elements'.B31:'P2 elements'.B46"/>
            <chart:data-point chart:repeated="16"/>
          </chart:series>
          <chart:series chart:style-name="ch8" chart:values-cell-range-address="'P2 elements'.E31:'P2 elements'.E45" chart:label-cell-address="'P2 elements'.E30:'P2 elements'.E30" chart:class="chart:scatter">
            <chart:domain table:cell-range-address="'P2 elements'.B31:'P2 elements'.B45"/>
            <chart:data-point chart:repeated="15"/>
          </chart:series>
          <chart:series chart:style-name="ch9" chart:values-cell-range-address="'P2 elements'.F31:'P2 elements'.F46" chart:label-cell-address="'P2 elements'.F30:'P2 elements'.F30" chart:class="chart:scatter">
            <chart:data-point chart:repeated="16"/>
          </chart:series>
          <chart:series chart:style-name="ch10" chart:values-cell-range-address="'P2 elements'.I31:'P2 elements'.I46" chart:label-cell-address="'P2 elements'.I30:'P2 elements'.I30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rong</text:p>
                <draw:g>
                  <svg:desc>'P2 elements'.C30:'P2 elements'.C3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ta=50</text:p>
                <draw:g>
                  <svg:desc>'P2 elements'.E30:'P2 elements'.E30</svg:desc>
                </draw:g>
              </table:table-cell>
              <table:table-cell office:value-type="string">
                <text:p>eta=1000</text:p>
                <draw:g>
                  <svg:desc>'P2 elements'.F30:'P2 elements'.F30</svg:desc>
                </draw:g>
              </table:table-cell>
              <table:table-cell office:value-type="string">
                <text:p>eta=0</text:p>
                <draw:g>
                  <svg:desc>'P2 elements'.I30:'P2 elements'.I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P2 elements'.B31:'P2 elements'.B46</svg:desc>
                </draw:g>
              </table:table-cell>
              <table:table-cell office:value-type="float" office:value="0.0243316">
                <text:p>0.0243316</text:p>
                <draw:g>
                  <svg:desc>'P2 elements'.C31:'P2 elements'.C46</svg:desc>
                </draw:g>
              </table:table-cell>
              <table:table-cell office:value-type="float" office:value="5">
                <text:p>5</text:p>
                <draw:g>
                  <svg:desc>'P2 elements'.B31:'P2 elements'.B45</svg:desc>
                </draw:g>
              </table:table-cell>
              <table:table-cell office:value-type="float" office:value="0.0243874">
                <text:p>0.0243874</text:p>
                <draw:g>
                  <svg:desc>'P2 elements'.E31:'P2 elements'.E45</svg:desc>
                </draw:g>
              </table:table-cell>
              <table:table-cell office:value-type="float" office:value="0.0243318">
                <text:p>0.0243318</text:p>
                <draw:g>
                  <svg:desc>'P2 elements'.F31:'P2 elements'.F46</svg:desc>
                </draw:g>
              </table:table-cell>
              <table:table-cell office:value-type="float" office:value="0.0392268">
                <text:p>0.0392268</text:p>
                <draw:g>
                  <svg:desc>'P2 elements'.I31:'P2 elements'.I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626233">
                <text:p>0.00626233</text:p>
              </table:table-cell>
              <table:table-cell office:value-type="float" office:value="9">
                <text:p>9</text:p>
              </table:table-cell>
              <table:table-cell office:value-type="float" office:value="0.00630381">
                <text:p>0.00630381</text:p>
              </table:table-cell>
              <table:table-cell office:value-type="float" office:value="0.00626243">
                <text:p>0.00626243</text:p>
              </table:table-cell>
              <table:table-cell office:value-type="float" office:value="0.00913775">
                <text:p>0.00913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00157747">
                <text:p>0.00157747</text:p>
              </table:table-cell>
              <table:table-cell office:value-type="float" office:value="17">
                <text:p>17</text:p>
              </table:table-cell>
              <table:table-cell office:value-type="float" office:value="0.00160266">
                <text:p>0.00160266</text:p>
              </table:table-cell>
              <table:table-cell office:value-type="float" office:value="0.00157752">
                <text:p>0.00157752</text:p>
              </table:table-cell>
              <table:table-cell office:value-type="float" office:value="0.00200554">
                <text:p>0.00200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0.000395111">
                <text:p>0.000395111</text:p>
              </table:table-cell>
              <table:table-cell office:value-type="float" office:value="33">
                <text:p>33</text:p>
              </table:table-cell>
              <table:table-cell office:value-type="float" office:value="0.000414726">
                <text:p>0.000414726</text:p>
              </table:table-cell>
              <table:table-cell office:value-type="float" office:value="0.00039514">
                <text:p>0.00039514</text:p>
              </table:table-cell>
              <table:table-cell office:value-type="float" office:value="0.000453322">
                <text:p>0.000453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0.0000988244">
                <text:p>0.0000988244</text:p>
              </table:table-cell>
              <table:table-cell office:value-type="float" office:value="65">
                <text:p>65</text:p>
              </table:table-cell>
              <table:table-cell office:value-type="float" office:value="0.000190563">
                <text:p>0.000190563</text:p>
              </table:table-cell>
              <table:table-cell office:value-type="float" office:value="0.0000988388">
                <text:p>0.0000988388</text:p>
              </table:table-cell>
              <table:table-cell office:value-type="float" office:value="0.000106419">
                <text:p>0.000106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">
                <text:p>129</text:p>
              </table:table-cell>
              <table:table-cell office:value-type="float" office:value="0.000024709">
                <text:p>0.000024709</text:p>
              </table:table-cell>
              <table:table-cell office:value-type="float" office:value="129">
                <text:p>129</text:p>
              </table:table-cell>
              <table:table-cell office:value-type="float" office:value="0.0000276196">
                <text:p>0.0000276196</text:p>
              </table:table-cell>
              <table:table-cell office:value-type="float" office:value="0.0000247164">
                <text:p>0.0000247164</text:p>
              </table:table-cell>
              <table:table-cell office:value-type="float" office:value="0.0000256793">
                <text:p>0.0000256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">
                <text:p>257</text:p>
              </table:table-cell>
              <table:table-cell office:value-type="float" office:value="0.00000617743">
                <text:p>0.00000617743</text:p>
              </table:table-cell>
              <table:table-cell office:value-type="float" office:value="257">
                <text:p>257</text:p>
              </table:table-cell>
              <table:table-cell office:value-type="float" office:value="0.00000633632">
                <text:p>0.00000633632</text:p>
              </table:table-cell>
              <table:table-cell office:value-type="float" office:value="0.00000618137">
                <text:p>0.00000618137</text:p>
              </table:table-cell>
              <table:table-cell office:value-type="float" office:value="0.00000630007">
                <text:p>0.0000063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">
                <text:p>513</text:p>
              </table:table-cell>
              <table:table-cell office:value-type="float" office:value="0.00000154437">
                <text:p>0.00000154437</text:p>
              </table:table-cell>
              <table:table-cell office:value-type="float" office:value="513">
                <text:p>513</text:p>
              </table:table-cell>
              <table:table-cell office:value-type="float" office:value="0.00000156081">
                <text:p>0.00000156081</text:p>
              </table:table-cell>
              <table:table-cell office:value-type="float" office:value="0.00000154695">
                <text:p>0.00000154695</text:p>
              </table:table-cell>
              <table:table-cell office:value-type="float" office:value="0.00000155979">
                <text:p>0.00000155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5">
                <text:p>1025</text:p>
              </table:table-cell>
              <table:table-cell office:value-type="float" office:value="0.000000386093">
                <text:p>0.000000386093</text:p>
              </table:table-cell>
              <table:table-cell office:value-type="float" office:value="1025">
                <text:p>1025</text:p>
              </table:table-cell>
              <table:table-cell office:value-type="float" office:value="0.000000388056">
                <text:p>0.000000388056</text:p>
              </table:table-cell>
              <table:table-cell office:value-type="float" office:value="0.000000390708">
                <text:p>0.000000390708</text:p>
              </table:table-cell>
              <table:table-cell office:value-type="float" office:value="0.000000388025">
                <text:p>0.000000388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9">
                <text:p>2049</text:p>
              </table:table-cell>
              <table:table-cell office:value-type="float" office:value="0.0000000965236">
                <text:p>0.0000000965236</text:p>
              </table:table-cell>
              <table:table-cell office:value-type="float" office:value="2049">
                <text:p>2049</text:p>
              </table:table-cell>
              <table:table-cell office:value-type="float" office:value="0.0000000967658">
                <text:p>0.0000000967658</text:p>
              </table:table-cell>
              <table:table-cell office:value-type="float" office:value="0.0000000982387">
                <text:p>0.0000000982387</text:p>
              </table:table-cell>
              <table:table-cell office:value-type="float" office:value="0.0000000967649">
                <text:p>0.0000000967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7">
                <text:p>4097</text:p>
              </table:table-cell>
              <table:table-cell office:value-type="float" office:value="0.0000000241517">
                <text:p>0.0000000241517</text:p>
              </table:table-cell>
              <table:table-cell office:value-type="float" office:value="4097">
                <text:p>4097</text:p>
              </table:table-cell>
              <table:table-cell office:value-type="float" office:value="0.0000000241806">
                <text:p>0.0000000241806</text:p>
              </table:table-cell>
              <table:table-cell office:value-type="float" office:value="0.0000000241959">
                <text:p>0.0000000241959</text:p>
              </table:table-cell>
              <table:table-cell office:value-type="float" office:value="0.0000000241806">
                <text:p>0.00000002418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93">
                <text:p>8193</text:p>
              </table:table-cell>
              <table:table-cell office:value-type="float" office:value="0.0000000072379">
                <text:p>0.0000000072379</text:p>
              </table:table-cell>
              <table:table-cell office:value-type="float" office:value="8193">
                <text:p>8193</text:p>
              </table:table-cell>
              <table:table-cell office:value-type="float" office:value="0.00000000723886">
                <text:p>0.00000000723886</text:p>
              </table:table-cell>
              <table:table-cell office:value-type="float" office:value="0.00000000723913">
                <text:p>0.00000000723913</text:p>
              </table:table-cell>
              <table:table-cell office:value-type="float" office:value="0.00000000723886">
                <text:p>0.000000007238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85">
                <text:p>16385</text:p>
              </table:table-cell>
              <table:table-cell office:value-type="float" office:value="0.00000000949349">
                <text:p>0.00000000949349</text:p>
              </table:table-cell>
              <table:table-cell office:value-type="float" office:value="16385">
                <text:p>16385</text:p>
              </table:table-cell>
              <table:table-cell office:value-type="float" office:value="0.0000000161126">
                <text:p>0.0000000161126</text:p>
              </table:table-cell>
              <table:table-cell office:value-type="float" office:value="0.0000000161126">
                <text:p>0.0000000161126</text:p>
              </table:table-cell>
              <table:table-cell office:value-type="float" office:value="0.0000000161126">
                <text:p>0.0000000161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769">
                <text:p>32769</text:p>
              </table:table-cell>
              <table:table-cell office:value-type="float" office:value="0.0000000643356">
                <text:p>0.0000000643356</text:p>
              </table:table-cell>
              <table:table-cell office:value-type="float" office:value="32769">
                <text:p>32769</text:p>
              </table:table-cell>
              <table:table-cell office:value-type="float" office:value="0.0000000643356">
                <text:p>0.0000000643356</text:p>
              </table:table-cell>
              <table:table-cell office:value-type="float" office:value="0.0000000643356">
                <text:p>0.0000000643356</text:p>
              </table:table-cell>
              <table:table-cell office:value-type="float" office:value="0.0000000643356">
                <text:p>0.00000006433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537">
                <text:p>65537</text:p>
              </table:table-cell>
              <table:table-cell office:value-type="float" office:value="0.000000256334">
                <text:p>0.000000256334</text:p>
              </table:table-cell>
              <table:table-cell office:value-type="float" office:value="65537">
                <text:p>65537</text:p>
              </table:table-cell>
              <table:table-cell office:value-type="float" office:value="0.000000256334">
                <text:p>0.000000256334</text:p>
              </table:table-cell>
              <table:table-cell office:value-type="float" office:value="0.000000256334">
                <text:p>0.000000256334</text:p>
              </table:table-cell>
              <table:table-cell office:value-type="float" office:value="0.000000256334">
                <text:p>0.0000002563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073">
                <text:p>131073</text:p>
              </table:table-cell>
              <table:table-cell office:value-type="float" office:value="0.00000102455">
                <text:p>0.0000010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2455">
                <text:p>0.00000102455</text:p>
              </table:table-cell>
              <table:table-cell office:value-type="float" office:value="0.00000102455">
                <text:p>0.000001024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minimum="0.000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3 2 4" chart:style-name="ch1">
        <chart:legend svg:x="8.783cm" svg:y="2.259cm" style:legend-expansion="custom" chartooo:width="5.432cm" chartooo:height="1.14cm" style:legend-expansion-aspect-ratio="4.76491228070175" chart:style-name="ch2"/>
        <chart:plot-area chart:style-name="ch3" table:cell-range-address="'P2 elements'.B57:'P2 elements'.C78 'P2 elements'.C56:'P2 elements'.C56 'P2 elements'.E56:'P2 elements'.F78 'P2 elements'.I56:'P2 elements'.I78" chart:data-source-has-labels="row" svg:x="0.065cm" svg:y="0.154cm" svg:width="15.479cm" svg:height="8.613cm">
          <chartooo:coordinate-region svg:x="1.983cm" svg:y="0.353cm" svg:width="12.818cm" svg:height="7.7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2 elements'.C57:'P2 elements'.C78" chart:label-cell-address="'P2 elements'.C56:'P2 elements'.C56" chart:class="chart:scatter">
            <chart:domain table:cell-range-address="'P2 elements'.B57:'P2 elements'.B78"/>
            <chart:data-point chart:repeated="22"/>
          </chart:series>
          <chart:series chart:style-name="ch8" chart:values-cell-range-address="'P2 elements'.F57:'P2 elements'.F78" chart:label-cell-address="'P2 elements'.F56:'P2 elements'.F56" chart:class="chart:scatter">
            <chart:data-point chart:repeated="22"/>
          </chart:series>
          <chart:series chart:style-name="ch9" chart:values-cell-range-address="'P2 elements'.E57:'P2 elements'.E78" chart:label-cell-address="'P2 elements'.E56:'P2 elements'.E56" chart:class="chart:scatter">
            <chart:data-point chart:repeated="22"/>
          </chart:series>
          <chart:series chart:style-name="ch10" chart:values-cell-range-address="'P2 elements'.I57:'P2 elements'.I78" chart:label-cell-address="'P2 elements'.I56:'P2 elements'.I56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rong</text:p>
                <draw:g>
                  <svg:desc>'P2 elements'.C56:'P2 elements'.C56</svg:desc>
                </draw:g>
              </table:table-cell>
              <table:table-cell office:value-type="string">
                <text:p>eta=1000</text:p>
                <draw:g>
                  <svg:desc>'P2 elements'.F56:'P2 elements'.F56</svg:desc>
                </draw:g>
              </table:table-cell>
              <table:table-cell office:value-type="string">
                <text:p>eta=50</text:p>
                <draw:g>
                  <svg:desc>'P2 elements'.E56:'P2 elements'.E56</svg:desc>
                </draw:g>
              </table:table-cell>
              <table:table-cell office:value-type="string">
                <text:p>eta=0</text:p>
                <draw:g>
                  <svg:desc>'P2 elements'.I56:'P2 elements'.I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P2 elements'.B57:'P2 elements'.B78</svg:desc>
                </draw:g>
              </table:table-cell>
              <table:table-cell office:value-type="float" office:value="0.37672">
                <text:p>0.37672</text:p>
                <draw:g>
                  <svg:desc>'P2 elements'.C57:'P2 elements'.C78</svg:desc>
                </draw:g>
              </table:table-cell>
              <table:table-cell office:value-type="float" office:value="0.37672">
                <text:p>0.37672</text:p>
                <draw:g>
                  <svg:desc>'P2 elements'.F57:'P2 elements'.F78</svg:desc>
                </draw:g>
              </table:table-cell>
              <table:table-cell office:value-type="float" office:value="0.376898">
                <text:p>0.376898</text:p>
                <draw:g>
                  <svg:desc>'P2 elements'.E57:'P2 elements'.E78</svg:desc>
                </draw:g>
              </table:table-cell>
              <table:table-cell office:value-type="float" office:value="0.404213">
                <text:p>0.404213</text:p>
                <draw:g>
                  <svg:desc>'P2 elements'.I57:'P2 elements'.I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94018">
                <text:p>0.194018</text:p>
              </table:table-cell>
              <table:table-cell office:value-type="float" office:value="0.194019">
                <text:p>0.194019</text:p>
              </table:table-cell>
              <table:table-cell office:value-type="float" office:value="0.194228">
                <text:p>0.194228</text:p>
              </table:table-cell>
              <table:table-cell office:value-type="float" office:value="0.208456">
                <text:p>0.208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0977504">
                <text:p>0.0977504</text:p>
              </table:table-cell>
              <table:table-cell office:value-type="float" office:value="0.0977509">
                <text:p>0.0977509</text:p>
              </table:table-cell>
              <table:table-cell office:value-type="float" office:value="0.0979914">
                <text:p>0.0979914</text:p>
              </table:table-cell>
              <table:table-cell office:value-type="float" office:value="0.102063">
                <text:p>0.102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0.0489681">
                <text:p>0.0489681</text:p>
              </table:table-cell>
              <table:table-cell office:value-type="float" office:value="0.0489686">
                <text:p>0.0489686</text:p>
              </table:table-cell>
              <table:table-cell office:value-type="float" office:value="0.0493423">
                <text:p>0.0493423</text:p>
              </table:table-cell>
              <table:table-cell office:value-type="float" office:value="0.0501077">
                <text:p>0.0501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0.0244957">
                <text:p>0.0244957</text:p>
              </table:table-cell>
              <table:table-cell office:value-type="float" office:value="0.0244962">
                <text:p>0.0244962</text:p>
              </table:table-cell>
              <table:table-cell office:value-type="float" office:value="0.0290656">
                <text:p>0.0290656</text:p>
              </table:table-cell>
              <table:table-cell office:value-type="float" office:value="0.0247864">
                <text:p>0.0247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">
                <text:p>129</text:p>
              </table:table-cell>
              <table:table-cell office:value-type="float" office:value="0.0122493">
                <text:p>0.0122493</text:p>
              </table:table-cell>
              <table:table-cell office:value-type="float" office:value="0.0122498">
                <text:p>0.0122498</text:p>
              </table:table-cell>
              <table:table-cell office:value-type="float" office:value="0.0124762">
                <text:p>0.0124762</text:p>
              </table:table-cell>
              <table:table-cell office:value-type="float" office:value="0.0123226">
                <text:p>0.0123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">
                <text:p>257</text:p>
              </table:table-cell>
              <table:table-cell office:value-type="float" office:value="0.00612482">
                <text:p>0.00612482</text:p>
              </table:table-cell>
              <table:table-cell office:value-type="float" office:value="0.00612541">
                <text:p>0.00612541</text:p>
              </table:table-cell>
              <table:table-cell office:value-type="float" office:value="0.0061487">
                <text:p>0.0061487</text:p>
              </table:table-cell>
              <table:table-cell office:value-type="float" office:value="0.00614321">
                <text:p>0.00614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">
                <text:p>513</text:p>
              </table:table-cell>
              <table:table-cell office:value-type="float" office:value="0.00306243">
                <text:p>0.00306243</text:p>
              </table:table-cell>
              <table:table-cell office:value-type="float" office:value="0.0030632">
                <text:p>0.0030632</text:p>
              </table:table-cell>
              <table:table-cell office:value-type="float" office:value="0.00306734">
                <text:p>0.00306734</text:p>
              </table:table-cell>
              <table:table-cell office:value-type="float" office:value="0.00306704">
                <text:p>0.00306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5">
                <text:p>1025</text:p>
              </table:table-cell>
              <table:table-cell office:value-type="float" office:value="0.00153122">
                <text:p>0.00153122</text:p>
              </table:table-cell>
              <table:table-cell office:value-type="float" office:value="0.00153398">
                <text:p>0.00153398</text:p>
              </table:table-cell>
              <table:table-cell office:value-type="float" office:value="0.00153239">
                <text:p>0.00153239</text:p>
              </table:table-cell>
              <table:table-cell office:value-type="float" office:value="0.00153237">
                <text:p>0.00153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9">
                <text:p>2049</text:p>
              </table:table-cell>
              <table:table-cell office:value-type="float" office:value="0.00076561">
                <text:p>0.00076561</text:p>
              </table:table-cell>
              <table:table-cell office:value-type="float" office:value="0.000767668">
                <text:p>0.000767668</text:p>
              </table:table-cell>
              <table:table-cell office:value-type="float" office:value="0.000765899">
                <text:p>0.000765899</text:p>
              </table:table-cell>
              <table:table-cell office:value-type="float" office:value="0.000765898">
                <text:p>0.000765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7">
                <text:p>4097</text:p>
              </table:table-cell>
              <table:table-cell office:value-type="float" office:value="0.000382805">
                <text:p>0.000382805</text:p>
              </table:table-cell>
              <table:table-cell office:value-type="float" office:value="0.000382914">
                <text:p>0.000382914</text:p>
              </table:table-cell>
              <table:table-cell office:value-type="float" office:value="0.000382877">
                <text:p>0.000382877</text:p>
              </table:table-cell>
              <table:table-cell office:value-type="float" office:value="0.000382877">
                <text:p>0.0003828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93">
                <text:p>8193</text:p>
              </table:table-cell>
              <table:table-cell office:value-type="float" office:value="0.000191403">
                <text:p>0.000191403</text:p>
              </table:table-cell>
              <table:table-cell office:value-type="float" office:value="0.000191423">
                <text:p>0.000191423</text:p>
              </table:table-cell>
              <table:table-cell office:value-type="float" office:value="0.000191421">
                <text:p>0.000191421</text:p>
              </table:table-cell>
              <table:table-cell office:value-type="float" office:value="0.000191421">
                <text:p>0.000191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85">
                <text:p>16385</text:p>
              </table:table-cell>
              <table:table-cell office:value-type="float" office:value="0.0000957013">
                <text:p>0.0000957013</text:p>
              </table:table-cell>
              <table:table-cell office:value-type="float" office:value="0.000095706">
                <text:p>0.000095706</text:p>
              </table:table-cell>
              <table:table-cell office:value-type="float" office:value="0.0000957059">
                <text:p>0.0000957059</text:p>
              </table:table-cell>
              <table:table-cell office:value-type="float" office:value="0.0000957059">
                <text:p>0.00009570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769">
                <text:p>32769</text:p>
              </table:table-cell>
              <table:table-cell office:value-type="float" office:value="0.0000478523">
                <text:p>0.0000478523</text:p>
              </table:table-cell>
              <table:table-cell office:value-type="float" office:value="0.0000478535">
                <text:p>0.0000478535</text:p>
              </table:table-cell>
              <table:table-cell office:value-type="float" office:value="0.0000478534">
                <text:p>0.0000478534</text:p>
              </table:table-cell>
              <table:table-cell office:value-type="float" office:value="0.0000478534">
                <text:p>0.0000478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537">
                <text:p>65537</text:p>
              </table:table-cell>
              <table:table-cell office:value-type="float" office:value="0.0000239787">
                <text:p>0.0000239787</text:p>
              </table:table-cell>
              <table:table-cell office:value-type="float" office:value="0.0000239792">
                <text:p>0.0000239792</text:p>
              </table:table-cell>
              <table:table-cell office:value-type="float" office:value="0.0000239789">
                <text:p>0.0000239789</text:p>
              </table:table-cell>
              <table:table-cell office:value-type="float" office:value="0.000023979">
                <text:p>0.000023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073">
                <text:p>131073</text:p>
              </table:table-cell>
              <table:table-cell office:value-type="float" office:value="0.0000135599">
                <text:p>0.0000135599</text:p>
              </table:table-cell>
              <table:table-cell office:value-type="float" office:value="0.0000135714">
                <text:p>0.0000135714</text:p>
              </table:table-cell>
              <table:table-cell office:value-type="float" office:value="0.0000135551">
                <text:p>0.0000135551</text:p>
              </table:table-cell>
              <table:table-cell office:value-type="float" office:value="0.0000135644">
                <text:p>0.00001356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2145">
                <text:p>262145</text:p>
              </table:table-cell>
              <table:table-cell office:value-type="float" office:value="0.0000261915">
                <text:p>0.0000261915</text:p>
              </table:table-cell>
              <table:table-cell office:value-type="float" office:value="0.0000262762">
                <text:p>0.0000262762</text:p>
              </table:table-cell>
              <table:table-cell office:value-type="float" office:value="0.0000262629">
                <text:p>0.0000262629</text:p>
              </table:table-cell>
              <table:table-cell office:value-type="float" office:value="0.0000262682">
                <text:p>0.00002626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4289">
                <text:p>524289</text:p>
              </table:table-cell>
              <table:table-cell office:value-type="float" office:value="0.000102278">
                <text:p>0.000102278</text:p>
              </table:table-cell>
              <table:table-cell office:value-type="float" office:value="0.000102237">
                <text:p>0.000102237</text:p>
              </table:table-cell>
              <table:table-cell office:value-type="float" office:value="0.000102225">
                <text:p>0.000102225</text:p>
              </table:table-cell>
              <table:table-cell office:value-type="float" office:value="0.000102321">
                <text:p>0.000102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8577">
                <text:p>1048577</text:p>
              </table:table-cell>
              <table:table-cell office:value-type="float" office:value="0.000408836">
                <text:p>0.000408836</text:p>
              </table:table-cell>
              <table:table-cell office:value-type="float" office:value="0.000409113">
                <text:p>0.000409113</text:p>
              </table:table-cell>
              <table:table-cell office:value-type="float" office:value="0.00040879">
                <text:p>0.00040879</text:p>
              </table:table-cell>
              <table:table-cell office:value-type="float" office:value="0.000408792">
                <text:p>0.0004087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97153">
                <text:p>2097153</text:p>
              </table:table-cell>
              <table:table-cell office:value-type="float" office:value="0.00163682">
                <text:p>0.00163682</text:p>
              </table:table-cell>
              <table:table-cell office:value-type="float" office:value="0.00159419">
                <text:p>0.00159419</text:p>
              </table:table-cell>
              <table:table-cell office:value-type="float" office:value="0.00163639">
                <text:p>0.00163639</text:p>
              </table:table-cell>
              <table:table-cell office:value-type="float" office:value="0.00163759">
                <text:p>0.001637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94305">
                <text:p>4194305</text:p>
              </table:table-cell>
              <table:table-cell office:value-type="float" office:value="0.00655149">
                <text:p>0.00655149</text:p>
              </table:table-cell>
              <table:table-cell office:value-type="float" office:value="0.00655054">
                <text:p>0.00655054</text:p>
              </table:table-cell>
              <table:table-cell office:value-type="float" office:value="0.00654821">
                <text:p>0.00654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88609">
                <text:p>8388609</text:p>
              </table:table-cell>
              <table:table-cell office:value-type="float" office:value="0.026238">
                <text:p>0.026238</text:p>
              </table:table-cell>
              <table:table-cell office:value-type="float" office:value="0.0262433">
                <text:p>0.0262433</text:p>
              </table:table-cell>
              <table:table-cell office:value-type="float" office:value="0.0262596">
                <text:p>0.026259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